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53">
            <text:p>15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6">
            <text:p>16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88">
            <text:p>28.8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5102">
            <text:p>1510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6271">
            <text:p>162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6973">
            <text:p>169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2-12">
            <text:p>2021-02-12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5 - 1.35)">
            <text:p>(0.85 - 1.3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5">
            <text:p>1.2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0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47.125">
            <text:p>-947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62757121219524">
            <text:p>-0.0462757121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42232232976659">
            <text:p>0.842232233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6293285731578">
            <text:p>-14.6293285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1183">
            <text:p>118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588">
            <text:p>11588</text:p>
          </table:table-cell>
          <table:table-cell office:value-type="float" office:value="19406">
            <text:p>19406</text:p>
          </table:table-cell>
          <table:table-cell office:value-type="float" office:value="29955">
            <text:p>29955</text:p>
          </table:table-cell>
          <table:table-cell office:value-type="float" office:value="-639.75">
            <text:p>-639.75</text:p>
          </table:table-cell>
          <table:table-cell office:value-type="float" office:value="-1134.375">
            <text:p>-1134.375</text:p>
          </table:table-cell>
          <table:table-cell office:value-type="float" office:value="-838.875">
            <text:p>-838.875</text:p>
          </table:table-cell>
          <table:table-cell office:value-type="float" office:value="-0.0552079737659648">
            <text:p>-0.0552079738</text:p>
          </table:table-cell>
          <table:table-cell office:value-type="float" office:value="-0.0584548593218592">
            <text:p>-0.0584548593</text:p>
          </table:table-cell>
          <table:table-cell office:value-type="float" office:value="-0.0280045067601402">
            <text:p>-0.0280045068</text:p>
          </table:table-cell>
          <table:table-cell office:value-type="float" office:value="0.812746015739116">
            <text:p>0.8127460157</text:p>
          </table:table-cell>
          <table:table-cell office:value-type="float" office:value="0.802105254707036">
            <text:p>0.8021052547</text:p>
          </table:table-cell>
          <table:table-cell office:value-type="float" office:value="0.903521361041312">
            <text:p>0.903521361</text:p>
          </table:table-cell>
          <table:table-cell office:value-type="float" office:value="-12.2053467540049">
            <text:p>-12.205346754</text:p>
          </table:table-cell>
          <table:table-cell office:value-type="float" office:value="-11.5077670943963">
            <text:p>-11.5077670944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540">
            <text:p>540</text:p>
          </table:table-cell>
          <table:table-cell office:value-type="float" office:value="10786">
            <text:p>10786</text:p>
          </table:table-cell>
          <table:table-cell office:value-type="float" office:value="18421">
            <text:p>18421</text:p>
          </table:table-cell>
          <table:table-cell office:value-type="float" office:value="29087">
            <text:p>29087</text:p>
          </table:table-cell>
          <table:table-cell office:value-type="float" office:value="-432.375">
            <text:p>-432.375</text:p>
          </table:table-cell>
          <table:table-cell office:value-type="float" office:value="-692.75">
            <text:p>-692.75</text:p>
          </table:table-cell>
          <table:table-cell office:value-type="float" office:value="149.375">
            <text:p>149.375</text:p>
          </table:table-cell>
          <table:table-cell office:value-type="float" office:value="-0.0400866864453922">
            <text:p>-0.0400866864</text:p>
          </table:table-cell>
          <table:table-cell office:value-type="float" office:value="-0.0376065360186743">
            <text:p>-0.037606536</text:p>
          </table:table-cell>
          <table:table-cell office:value-type="float" office:value="0.00513545570185994">
            <text:p>0.0051354557</text:p>
          </table:table-cell>
          <table:table-cell office:value-type="float" office:value="0.862846204604263">
            <text:p>0.8628462046</text:p>
          </table:table-cell>
          <table:table-cell office:value-type="float" office:value="0.871149056975235">
            <text:p>0.871149057</text:p>
          </table:table-cell>
          <table:table-cell office:value-type="float" office:value="1.01802578585083">
            <text:p>1.0180257859</text:p>
          </table:table-cell>
          <table:table-cell office:value-type="float" office:value="-16.9422699716029">
            <text:p>-16.9422699716</text:p>
          </table:table-cell>
          <table:table-cell office:value-type="float" office:value="-18.082773803102">
            <text:p>-18.08277380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232">
            <text:p>11232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228.875">
            <text:p>-228.875</text:p>
          </table:table-cell>
          <table:table-cell office:value-type="float" office:value="-953.125">
            <text:p>-953.125</text:p>
          </table:table-cell>
          <table:table-cell office:value-type="float" office:value="-34">
            <text:p>-34</text:p>
          </table:table-cell>
          <table:table-cell office:value-type="float" office:value="-0.0203770477207977">
            <text:p>-0.0203770477</text:p>
          </table:table-cell>
          <table:table-cell office:value-type="float" office:value="-0.0518002717391304">
            <text:p>-0.0518002717</text:p>
          </table:table-cell>
          <table:table-cell office:value-type="float" office:value="-0.00111871545143459">
            <text:p>-0.0011187155</text:p>
          </table:table-cell>
          <table:table-cell office:value-type="float" office:value="0.929494172161887">
            <text:p>0.9294941722</text:p>
          </table:table-cell>
          <table:table-cell office:value-type="float" office:value="0.823958254491449">
            <text:p>0.8239582545</text:p>
          </table:table-cell>
          <table:table-cell office:value-type="float" office:value="0.996086948907531">
            <text:p>0.9960869489</text:p>
          </table:table-cell>
          <table:table-cell office:value-type="float" office:value="-33.6683120894081">
            <text:p>-33.6683120894</text:p>
          </table:table-cell>
          <table:table-cell office:value-type="float" office:value="-13.0315036784236">
            <text:p>-13.03150367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846">
            <text:p>11846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92.875">
            <text:p>-92.87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0784019922336654">
            <text:p>-0.007840199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72679781416987">
            <text:p>0.9726797814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602">
            <text:p>11602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37.375">
            <text:p>-737.375</text:p>
          </table:table-cell>
          <table:table-cell office:value-type="float" office:value="-495.375">
            <text:p>-495.375</text:p>
          </table:table-cell>
          <table:table-cell office:value-type="float" office:value="-842.375">
            <text:p>-842.375</text:p>
          </table:table-cell>
          <table:table-cell office:value-type="float" office:value="-0.0635558524392346">
            <text:p>-0.0635558524</text:p>
          </table:table-cell>
          <table:table-cell office:value-type="float" office:value="-0.0278300561797753">
            <text:p>-0.0278300562</text:p>
          </table:table-cell>
          <table:table-cell office:value-type="float" office:value="-0.0281693084537186">
            <text:p>-0.0281693085</text:p>
          </table:table-cell>
          <table:table-cell office:value-type="float" office:value="0.785471635366063">
            <text:p>0.7854716354</text:p>
          </table:table-cell>
          <table:table-cell office:value-type="float" office:value="0.904112846943647">
            <text:p>0.9041128469</text:p>
          </table:table-cell>
          <table:table-cell office:value-type="float" office:value="0.902962699891956">
            <text:p>0.9029626999</text:p>
          </table:table-cell>
          <table:table-cell office:value-type="float" office:value="-10.5557446868815">
            <text:p>-10.5557446869</text:p>
          </table:table-cell>
          <table:table-cell office:value-type="float" office:value="-24.5582201620239">
            <text:p>-24.558220162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432.375">
            <text:p>-432.3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00866864453922">
            <text:p>-0.0400866864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62846204604263">
            <text:p>0.8628462046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6.9422699716029">
            <text:p>-16.9422699716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822">
            <text:p>822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1279">
            <text:p>11279</text:p>
          </table:table-cell>
          <table:table-cell office:value-type="float" office:value="16168">
            <text:p>16168</text:p>
          </table:table-cell>
          <table:table-cell office:value-type="float" office:value="24844">
            <text:p>24844</text:p>
          </table:table-cell>
          <table:table-cell office:value-type="float" office:value="-221.625">
            <text:p>-221.625</text:p>
          </table:table-cell>
          <table:table-cell office:value-type="float" office:value="-83">
            <text:p>-83</text:p>
          </table:table-cell>
          <table:table-cell office:value-type="float" office:value="-1347.75">
            <text:p>-1347.75</text:p>
          </table:table-cell>
          <table:table-cell office:value-type="float" office:value="-0.0196493483464846">
            <text:p>-0.0196493483</text:p>
          </table:table-cell>
          <table:table-cell office:value-type="float" office:value="-0.00513359722909451">
            <text:p>-0.0051335972</text:p>
          </table:table-cell>
          <table:table-cell office:value-type="float" office:value="-0.0542485107068105">
            <text:p>-0.0542485107</text:p>
          </table:table-cell>
          <table:table-cell office:value-type="float" office:value="0.931984030692569">
            <text:p>0.9319840307</text:p>
          </table:table-cell>
          <table:table-cell office:value-type="float" office:value="0.98208406318637">
            <text:p>0.9820840632</text:p>
          </table:table-cell>
          <table:table-cell office:value-type="float" office:value="0.815898298317421">
            <text:p>0.8158982983</text:p>
          </table:table-cell>
          <table:table-cell table:number-columns-repeated="2" office:value-type="float" office:value="0">
            <text:p>0</text:p>
          </table:table-cell>
          <table:table-cell office:value-type="float" office:value="-12.4274621815512">
            <text:p>-12.427462181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1846">
            <text:p>11846</text:p>
          </table:table-cell>
          <table:table-cell office:value-type="float" office:value="15450">
            <text:p>15450</text:p>
          </table:table-cell>
          <table:table-cell office:value-type="float" office:value="22490">
            <text:p>22490</text:p>
          </table:table-cell>
          <table:table-cell office:value-type="float" office:value="-92.875">
            <text:p>-92.875</text:p>
          </table:table-cell>
          <table:table-cell office:value-type="float" office:value="-29.75">
            <text:p>-29.75</text:p>
          </table:table-cell>
          <table:table-cell office:value-type="float" office:value="-1329.125">
            <text:p>-1329.125</text:p>
          </table:table-cell>
          <table:table-cell office:value-type="float" office:value="-0.00784019922336654">
            <text:p>-0.0078401992</text:p>
          </table:table-cell>
          <table:table-cell office:value-type="float" office:value="-0.00192556634304207">
            <text:p>-0.0019255663</text:p>
          </table:table-cell>
          <table:table-cell office:value-type="float" office:value="-0.0590984882169853">
            <text:p>-0.0590984882</text:p>
          </table:table-cell>
          <table:table-cell office:value-type="float" office:value="0.972679781416987">
            <text:p>0.9726797814</text:p>
          </table:table-cell>
          <table:table-cell office:value-type="float" office:value="0.993267785098606">
            <text:p>0.9932677851</text:p>
          </table:table-cell>
          <table:table-cell office:value-type="float" office:value="0.800000848607236">
            <text:p>0.8000008486</text:p>
          </table:table-cell>
          <table:table-cell table:number-columns-repeated="2" office:value-type="float" office:value="0">
            <text:p>0</text:p>
          </table:table-cell>
          <table:table-cell office:value-type="float" office:value="-11.378586644775">
            <text:p>-11.378586644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1226">
            <text:p>11226</text:p>
          </table:table-cell>
          <table:table-cell office:value-type="float" office:value="14650">
            <text:p>14650</text:p>
          </table:table-cell>
          <table:table-cell office:value-type="float" office:value="20312">
            <text:p>20312</text:p>
          </table:table-cell>
          <table:table-cell office:value-type="float" office:value="42.25">
            <text:p>42.25</text:p>
          </table:table-cell>
          <table:table-cell office:value-type="float" office:value="-910.125">
            <text:p>-910.125</text:p>
          </table:table-cell>
          <table:table-cell office:value-type="float" office:value="-92.625">
            <text:p>-92.625</text:p>
          </table:table-cell>
          <table:table-cell office:value-type="float" office:value="0.00376358453589881">
            <text:p>0.0037635845</text:p>
          </table:table-cell>
          <table:table-cell office:value-type="float" office:value="-0.0621245733788396">
            <text:p>-0.0621245734</text:p>
          </table:table-cell>
          <table:table-cell office:value-type="float" office:value="-0.0045601122489169">
            <text:p>-0.0045601122</text:p>
          </table:table-cell>
          <table:table-cell office:value-type="float" office:value="1.01320030843002">
            <text:p>1.0132003084</text:p>
          </table:table-cell>
          <table:table-cell office:value-type="float" office:value="0.790128539904367">
            <text:p>0.7901285399</text:p>
          </table:table-cell>
          <table:table-cell office:value-type="float" office:value="0.984080364591287">
            <text:p>0.9840803646</text:p>
          </table:table-cell>
          <table:table-cell office:value-type="float" office:value="0">
            <text:p>0</text:p>
          </table:table-cell>
          <table:table-cell office:value-type="float" office:value="-10.807097199417">
            <text:p>-10.8070971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0741">
            <text:p>10741</text:p>
          </table:table-cell>
          <table:table-cell office:value-type="float" office:value="14294">
            <text:p>14294</text:p>
          </table:table-cell>
          <table:table-cell office:value-type="float" office:value="21628">
            <text:p>21628</text:p>
          </table:table-cell>
          <table:table-cell office:value-type="float" office:value="-420.625">
            <text:p>-420.625</text:p>
          </table:table-cell>
          <table:table-cell office:value-type="float" office:value="-81.375">
            <text:p>-81.375</text:p>
          </table:table-cell>
          <table:table-cell office:value-type="float" office:value="61.625">
            <text:p>61.625</text:p>
          </table:table-cell>
          <table:table-cell office:value-type="float" office:value="-0.0391606926729355">
            <text:p>-0.0391606927</text:p>
          </table:table-cell>
          <table:table-cell office:value-type="float" office:value="-0.00569294809010774">
            <text:p>-0.0056929481</text:p>
          </table:table-cell>
          <table:table-cell office:value-type="float" office:value="0.00284931570186795">
            <text:p>0.0028493157</text:p>
          </table:table-cell>
          <table:table-cell office:value-type="float" office:value="0.865943352951949">
            <text:p>0.865943353</text:p>
          </table:table-cell>
          <table:table-cell office:value-type="float" office:value="0.980138204614218">
            <text:p>0.9801382046</text:p>
          </table:table-cell>
          <table:table-cell office:value-type="float" office:value="1.00998851741248">
            <text:p>1.0099885174</text:p>
          </table:table-cell>
          <table:table-cell office:value-type="float" office:value="-17.3511935493884">
            <text:p>-17.35119354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11082">
            <text:p>11082</text:p>
          </table:table-cell>
          <table:table-cell office:value-type="float" office:value="14328">
            <text:p>14328</text:p>
          </table:table-cell>
          <table:table-cell office:value-type="float" office:value="21743">
            <text:p>21743</text:p>
          </table:table-cell>
          <table:table-cell office:value-type="float" office:value="-16.75">
            <text:p>-16.75</text:p>
          </table:table-cell>
          <table:table-cell office:value-type="float" office:value="-312.625">
            <text:p>-312.625</text:p>
          </table:table-cell>
          <table:table-cell office:value-type="float" office:value="-62.75">
            <text:p>-62.75</text:p>
          </table:table-cell>
          <table:table-cell office:value-type="float" office:value="-0.0015114600252662">
            <text:p>-0.00151146</text:p>
          </table:table-cell>
          <table:table-cell office:value-type="float" office:value="-0.0218191652707984">
            <text:p>-0.0218191653</text:p>
          </table:table-cell>
          <table:table-cell office:value-type="float" office:value="-0.00288598629443959">
            <text:p>-0.0028859863</text:p>
          </table:table-cell>
          <table:table-cell office:value-type="float" office:value="0.994714367553928">
            <text:p>0.9947143676</text:p>
          </table:table-cell>
          <table:table-cell office:value-type="float" office:value="0.92456603045951">
            <text:p>0.9245660305</text:p>
          </table:table-cell>
          <table:table-cell office:value-type="float" office:value="0.989915372646569">
            <text:p>0.9899153726</text:p>
          </table:table-cell>
          <table:table-cell office:value-type="float" office:value="0">
            <text:p>0</text:p>
          </table:table-cell>
          <table:table-cell office:value-type="float" office:value="-31.4199659869643">
            <text:p>-31.419965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1330">
            <text:p>11330</text:p>
          </table:table-cell>
          <table:table-cell office:value-type="float" office:value="15246">
            <text:p>15246</text:p>
          </table:table-cell>
          <table:table-cell office:value-type="float" office:value="20937">
            <text:p>20937</text:p>
          </table:table-cell>
          <table:table-cell office:value-type="float" office:value="-95.625">
            <text:p>-95.625</text:p>
          </table:table-cell>
          <table:table-cell office:value-type="float" office:value="-146.25">
            <text:p>-146.25</text:p>
          </table:table-cell>
          <table:table-cell office:value-type="float" office:value="-129.125">
            <text:p>-129.125</text:p>
          </table:table-cell>
          <table:table-cell office:value-type="float" office:value="-0.00843998234774934">
            <text:p>-0.0084399823</text:p>
          </table:table-cell>
          <table:table-cell office:value-type="float" office:value="-0.0095926800472255">
            <text:p>-0.00959268</text:p>
          </table:table-cell>
          <table:table-cell office:value-type="float" office:value="-0.00616731145818408">
            <text:p>-0.0061673115</text:p>
          </table:table-cell>
          <table:table-cell office:value-type="float" office:value="0.970599679054857">
            <text:p>0.9705996791</text:p>
          </table:table-cell>
          <table:table-cell office:value-type="float" office:value="0.966605978075268">
            <text:p>0.9666059781</text:p>
          </table:table-cell>
          <table:table-cell office:value-type="float" office:value="0.978488959928375">
            <text:p>0.97848895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45">
            <text:p>1245</text:p>
          </table:table-cell>
          <table:table-cell office:value-type="float" office:value="11226">
            <text:p>11226</text:p>
          </table:table-cell>
          <table:table-cell office:value-type="float" office:value="14855">
            <text:p>14855</text:p>
          </table:table-cell>
          <table:table-cell office:value-type="float" office:value="20450">
            <text:p>20450</text:p>
          </table:table-cell>
          <table:table-cell office:value-type="float" office:value="42.25">
            <text:p>42.25</text:p>
          </table:table-cell>
          <table:table-cell office:value-type="float" office:value="-50.25">
            <text:p>-50.25</text:p>
          </table:table-cell>
          <table:table-cell office:value-type="float" office:value="-49.25">
            <text:p>-49.25</text:p>
          </table:table-cell>
          <table:table-cell office:value-type="float" office:value="0.00376358453589881">
            <text:p>0.0037635845</text:p>
          </table:table-cell>
          <table:table-cell office:value-type="float" office:value="-0.00338269942780209">
            <text:p>-0.0033826994</text:p>
          </table:table-cell>
          <table:table-cell office:value-type="float" office:value="-0.00240831295843521">
            <text:p>-0.002408313</text:p>
          </table:table-cell>
          <table:table-cell office:value-type="float" office:value="1.01320030843002">
            <text:p>1.0132003084</text:p>
          </table:table-cell>
          <table:table-cell office:value-type="float" office:value="0.988182979607314">
            <text:p>0.9881829796</text:p>
          </table:table-cell>
          <table:table-cell office:value-type="float" office:value="0.991582272589236">
            <text:p>0.99158227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7">
            <text:p>547</text:p>
          </table:table-cell>
          <table:table-cell office:value-type="float" office:value="11216">
            <text:p>11216</text:p>
          </table:table-cell>
          <table:table-cell office:value-type="float" office:value="15478">
            <text:p>15478</text:p>
          </table:table-cell>
          <table:table-cell office:value-type="float" office:value="21663">
            <text:p>21663</text:p>
          </table:table-cell>
          <table:table-cell office:value-type="float" office:value="-15.75">
            <text:p>-15.75</text:p>
          </table:table-cell>
          <table:table-cell office:value-type="float" office:value="-51.875">
            <text:p>-51.875</text:p>
          </table:table-cell>
          <table:table-cell office:value-type="float" office:value="53">
            <text:p>53</text:p>
          </table:table-cell>
          <table:table-cell office:value-type="float" office:value="-0.00140424393723252">
            <text:p>-0.0014042439</text:p>
          </table:table-cell>
          <table:table-cell office:value-type="float" office:value="-0.00335153120558212">
            <text:p>-0.0033515312</text:p>
          </table:table-cell>
          <table:table-cell office:value-type="float" office:value="0.00244656788071828">
            <text:p>0.0024465679</text:p>
          </table:table-cell>
          <table:table-cell office:value-type="float" office:value="0.995089011145715">
            <text:p>0.9950890111</text:p>
          </table:table-cell>
          <table:table-cell office:value-type="float" office:value="0.98829165699285">
            <text:p>0.988291657</text:p>
          </table:table-cell>
          <table:table-cell office:value-type="float" office:value="1.00857471954353">
            <text:p>1.00857471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1190">
            <text:p>11190</text:p>
          </table:table-cell>
          <table:table-cell office:value-type="float" office:value="15552">
            <text:p>15552</text:p>
          </table:table-cell>
          <table:table-cell office:value-type="float" office:value="21673">
            <text:p>21673</text:p>
          </table:table-cell>
          <table:table-cell office:value-type="float" office:value="-37.5">
            <text:p>-37.5</text:p>
          </table:table-cell>
          <table:table-cell office:value-type="float" office:value="21.75">
            <text:p>21.75</text:p>
          </table:table-cell>
          <table:table-cell office:value-type="float" office:value="-76.125">
            <text:p>-76.125</text:p>
          </table:table-cell>
          <table:table-cell office:value-type="float" office:value="-0.00335120643431635">
            <text:p>-0.0033512064</text:p>
          </table:table-cell>
          <table:table-cell office:value-type="float" office:value="0.00139853395061728">
            <text:p>0.001398534</text:p>
          </table:table-cell>
          <table:table-cell office:value-type="float" office:value="-0.00351243482674295">
            <text:p>-0.0035124348</text:p>
          </table:table-cell>
          <table:table-cell office:value-type="float" office:value="0.988292789425641">
            <text:p>0.9882927894</text:p>
          </table:table-cell>
          <table:table-cell office:value-type="float" office:value="1.00489870238569">
            <text:p>1.0048987024</text:p>
          </table:table-cell>
          <table:table-cell office:value-type="float" office:value="0.987730659015287">
            <text:p>0.9877306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917">
            <text:p>917</text:p>
          </table:table-cell>
          <table:table-cell office:value-type="float" office:value="11262">
            <text:p>11262</text:p>
          </table:table-cell>
          <table:table-cell office:value-type="float" office:value="14646">
            <text:p>14646</text:p>
          </table:table-cell>
          <table:table-cell office:value-type="float" office:value="20829">
            <text:p>20829</text:p>
          </table:table-cell>
          <table:table-cell office:value-type="float" office:value="33.125">
            <text:p>33.125</text:p>
          </table:table-cell>
          <table:table-cell office:value-type="float" office:value="-94.875">
            <text:p>-94.875</text:p>
          </table:table-cell>
          <table:table-cell office:value-type="float" office:value="-110.25">
            <text:p>-110.25</text:p>
          </table:table-cell>
          <table:table-cell office:value-type="float" office:value="0.0029413070502575">
            <text:p>0.0029413071</text:p>
          </table:table-cell>
          <table:table-cell office:value-type="float" office:value="-0.0064778779188857">
            <text:p>-0.0064778779</text:p>
          </table:table-cell>
          <table:table-cell office:value-type="float" office:value="-0.00529310096500072">
            <text:p>-0.005293101</text:p>
          </table:table-cell>
          <table:table-cell office:value-type="float" office:value="1.01031153119874">
            <text:p>1.0103115312</text:p>
          </table:table-cell>
          <table:table-cell office:value-type="float" office:value="0.977409674572471">
            <text:p>0.9774096746</text:p>
          </table:table-cell>
          <table:table-cell office:value-type="float" office:value="0.981529059781436">
            <text:p>0.98152905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5">
            <text:p>615</text:p>
          </table:table-cell>
          <table:table-cell office:value-type="float" office:value="11266">
            <text:p>11266</text:p>
          </table:table-cell>
          <table:table-cell office:value-type="float" office:value="14665">
            <text:p>14665</text:p>
          </table:table-cell>
          <table:table-cell office:value-type="float" office:value="20208">
            <text:p>20208</text:p>
          </table:table-cell>
          <table:table-cell office:value-type="float" office:value="-17.375">
            <text:p>-17.375</text:p>
          </table:table-cell>
          <table:table-cell office:value-type="float" office:value="7.75">
            <text:p>7.75</text:p>
          </table:table-cell>
          <table:table-cell office:value-type="float" office:value="62.75">
            <text:p>62.75</text:p>
          </table:table-cell>
          <table:table-cell office:value-type="float" office:value="-0.00154225102077046">
            <text:p>-0.001542251</text:p>
          </table:table-cell>
          <table:table-cell office:value-type="float" office:value="0.000528469144220934">
            <text:p>0.0005284691</text:p>
          </table:table-cell>
          <table:table-cell office:value-type="float" office:value="0.00310520585906572">
            <text:p>0.0031052059</text:p>
          </table:table-cell>
          <table:table-cell office:value-type="float" office:value="0.994606783362197">
            <text:p>0.9946067834</text:p>
          </table:table-cell>
          <table:table-cell office:value-type="float" office:value="1.00185018939286">
            <text:p>1.0018501894</text:p>
          </table:table-cell>
          <table:table-cell office:value-type="float" office:value="1.01088711942145">
            <text:p>1.01088711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888">
            <text:p>888</text:p>
          </table:table-cell>
          <table:table-cell office:value-type="float" office:value="11048">
            <text:p>11048</text:p>
          </table:table-cell>
          <table:table-cell office:value-type="float" office:value="14370">
            <text:p>14370</text:p>
          </table:table-cell>
          <table:table-cell office:value-type="float" office:value="21047">
            <text:p>21047</text:p>
          </table:table-cell>
          <table:table-cell office:value-type="float" office:value="-200.75">
            <text:p>-200.75</text:p>
          </table:table-cell>
          <table:table-cell office:value-type="float" office:value="-78.5">
            <text:p>-78.5</text:p>
          </table:table-cell>
          <table:table-cell office:value-type="float" office:value="-141.875">
            <text:p>-141.875</text:p>
          </table:table-cell>
          <table:table-cell office:value-type="float" office:value="-0.0181707096307024">
            <text:p>-0.0181707096</text:p>
          </table:table-cell>
          <table:table-cell office:value-type="float" office:value="-0.00546276965901183">
            <text:p>-0.0054627697</text:p>
          </table:table-cell>
          <table:table-cell office:value-type="float" office:value="-0.00674086568156982">
            <text:p>-0.0067408657</text:p>
          </table:table-cell>
          <table:table-cell office:value-type="float" office:value="0.937049658681969">
            <text:p>0.9370496587</text:p>
          </table:table-cell>
          <table:table-cell office:value-type="float" office:value="0.98093879622406">
            <text:p>0.9809387962</text:p>
          </table:table-cell>
          <table:table-cell office:value-type="float" office:value="0.976496031083974">
            <text:p>0.97649603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1136">
            <text:p>11136</text:p>
          </table:table-cell>
          <table:table-cell office:value-type="float" office:value="14252">
            <text:p>14252</text:p>
          </table:table-cell>
          <table:table-cell office:value-type="float" office:value="20767">
            <text:p>20767</text:p>
          </table:table-cell>
          <table:table-cell office:value-type="float" office:value="-118.25">
            <text:p>-118.25</text:p>
          </table:table-cell>
          <table:table-cell office:value-type="float" office:value="-308.625">
            <text:p>-308.625</text:p>
          </table:table-cell>
          <table:table-cell office:value-type="float" office:value="77.5">
            <text:p>77.5</text:p>
          </table:table-cell>
          <table:table-cell office:value-type="float" office:value="-0.0106187140804598">
            <text:p>-0.0106187141</text:p>
          </table:table-cell>
          <table:table-cell office:value-type="float" office:value="-0.021654855458883">
            <text:p>-0.0216548555</text:p>
          </table:table-cell>
          <table:table-cell office:value-type="float" office:value="0.0037318823132855">
            <text:p>0.0037318823</text:p>
          </table:table-cell>
          <table:table-cell office:value-type="float" office:value="0.963055504612287">
            <text:p>0.9630555046</text:p>
          </table:table-cell>
          <table:table-cell office:value-type="float" office:value="0.925127114113202">
            <text:p>0.9251271141</text:p>
          </table:table-cell>
          <table:table-cell office:value-type="float" office:value="1.01308888490988">
            <text:p>1.0130888849</text:p>
          </table:table-cell>
          <table:table-cell office:value-type="float" office:value="0">
            <text:p>0</text:p>
          </table:table-cell>
          <table:table-cell office:value-type="float" office:value="-31.6610192516013">
            <text:p>-31.6610192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569">
            <text:p>569</text:p>
          </table:table-cell>
          <table:table-cell office:value-type="float" office:value="11322">
            <text:p>11322</text:p>
          </table:table-cell>
          <table:table-cell office:value-type="float" office:value="14634">
            <text:p>14634</text:p>
          </table:table-cell>
          <table:table-cell office:value-type="float" office:value="20279">
            <text:p>20279</text:p>
          </table:table-cell>
          <table:table-cell office:value-type="float" office:value="-60.625">
            <text:p>-60.625</text:p>
          </table:table-cell>
          <table:table-cell office:value-type="float" office:value="-163.75">
            <text:p>-163.75</text:p>
          </table:table-cell>
          <table:table-cell office:value-type="float" office:value="-171.125">
            <text:p>-171.125</text:p>
          </table:table-cell>
          <table:table-cell office:value-type="float" office:value="-0.00535461932520756">
            <text:p>-0.0053546193</text:p>
          </table:table-cell>
          <table:table-cell office:value-type="float" office:value="-0.0111896952302856">
            <text:p>-0.0111896952</text:p>
          </table:table-cell>
          <table:table-cell office:value-type="float" office:value="-0.00843853247201539">
            <text:p>-0.0084385325</text:p>
          </table:table-cell>
          <table:table-cell office:value-type="float" office:value="0.981315029380085">
            <text:p>0.9813150294</text:p>
          </table:table-cell>
          <table:table-cell office:value-type="float" office:value="0.96108147688152">
            <text:p>0.9610814769</text:p>
          </table:table-cell>
          <table:table-cell office:value-type="float" office:value="0.970604705655297">
            <text:p>0.97060470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10470">
            <text:p>10470</text:p>
          </table:table-cell>
          <table:table-cell office:value-type="float" office:value="14518">
            <text:p>14518</text:p>
          </table:table-cell>
          <table:table-cell office:value-type="float" office:value="20418">
            <text:p>20418</text:p>
          </table:table-cell>
          <table:table-cell office:value-type="float" office:value="-58.25">
            <text:p>-58.25</text:p>
          </table:table-cell>
          <table:table-cell office:value-type="float" office:value="46">
            <text:p>46</text:p>
          </table:table-cell>
          <table:table-cell office:value-type="float" office:value="-380.375">
            <text:p>-380.375</text:p>
          </table:table-cell>
          <table:table-cell office:value-type="float" office:value="-0.00556351480420248">
            <text:p>-0.0055635148</text:p>
          </table:table-cell>
          <table:table-cell office:value-type="float" office:value="0.00316848050695688">
            <text:p>0.0031684805</text:p>
          </table:table-cell>
          <table:table-cell office:value-type="float" office:value="-0.0186293956313057">
            <text:p>-0.0186293956</text:p>
          </table:table-cell>
          <table:table-cell office:value-type="float" office:value="0.980588365471365">
            <text:p>0.9805883655</text:p>
          </table:table-cell>
          <table:table-cell office:value-type="float" office:value="1.01110935874105">
            <text:p>1.0111093587</text:p>
          </table:table-cell>
          <table:table-cell office:value-type="float" office:value="0.935477341878342">
            <text:p>0.9354773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10528">
            <text:p>10528</text:p>
          </table:table-cell>
          <table:table-cell office:value-type="float" office:value="14038">
            <text:p>14038</text:p>
          </table:table-cell>
          <table:table-cell office:value-type="float" office:value="21047">
            <text:p>21047</text:p>
          </table:table-cell>
          <table:table-cell office:value-type="float" office:value="-255.75">
            <text:p>-255.75</text:p>
          </table:table-cell>
          <table:table-cell office:value-type="float" office:value="-197.5">
            <text:p>-197.5</text:p>
          </table:table-cell>
          <table:table-cell office:value-type="float" office:value="-141.875">
            <text:p>-141.875</text:p>
          </table:table-cell>
          <table:table-cell office:value-type="float" office:value="-0.0242923632218845">
            <text:p>-0.0242923632</text:p>
          </table:table-cell>
          <table:table-cell office:value-type="float" office:value="-0.014068955691694">
            <text:p>-0.0140689557</text:p>
          </table:table-cell>
          <table:table-cell office:value-type="float" office:value="-0.00674086568156982">
            <text:p>-0.0067408657</text:p>
          </table:table-cell>
          <table:table-cell office:value-type="float" office:value="0.916133361788776">
            <text:p>0.9161333618</text:p>
          </table:table-cell>
          <table:table-cell office:value-type="float" office:value="0.951146608687011">
            <text:p>0.9511466087</text:p>
          </table:table-cell>
          <table:table-cell office:value-type="float" office:value="0.976496031083974">
            <text:p>0.9764960311</text:p>
          </table:table-cell>
          <table:table-cell office:value-type="float" office:value="-28.1855485058808">
            <text:p>-28.185548505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9830">
            <text:p>9830</text:p>
          </table:table-cell>
          <table:table-cell office:value-type="float" office:value="14252">
            <text:p>14252</text:p>
          </table:table-cell>
          <table:table-cell office:value-type="float" office:value="20807">
            <text:p>20807</text:p>
          </table:table-cell>
          <table:table-cell office:value-type="float" office:value="-184.75">
            <text:p>-184.75</text:p>
          </table:table-cell>
          <table:table-cell office:value-type="float" office:value="-308.625">
            <text:p>-308.625</text:p>
          </table:table-cell>
          <table:table-cell office:value-type="float" office:value="44">
            <text:p>44</text:p>
          </table:table-cell>
          <table:table-cell office:value-type="float" office:value="-0.018794506612411">
            <text:p>-0.0187945066</text:p>
          </table:table-cell>
          <table:table-cell office:value-type="float" office:value="-0.021654855458883">
            <text:p>-0.0216548555</text:p>
          </table:table-cell>
          <table:table-cell office:value-type="float" office:value="0.00211467294660451">
            <text:p>0.0021146729</text:p>
          </table:table-cell>
          <table:table-cell office:value-type="float" office:value="0.934911564475017">
            <text:p>0.9349115645</text:p>
          </table:table-cell>
          <table:table-cell office:value-type="float" office:value="0.925127114113202">
            <text:p>0.9251271141</text:p>
          </table:table-cell>
          <table:table-cell office:value-type="float" office:value="1.00741012012279">
            <text:p>1.0074101201</text:p>
          </table:table-cell>
          <table:table-cell office:value-type="float" office:value="0">
            <text:p>0</text:p>
          </table:table-cell>
          <table:table-cell office:value-type="float" office:value="-31.6610192516013">
            <text:p>-31.6610192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9870">
            <text:p>9870</text:p>
          </table:table-cell>
          <table:table-cell office:value-type="float" office:value="13906">
            <text:p>13906</text:p>
          </table:table-cell>
          <table:table-cell office:value-type="float" office:value="20010">
            <text:p>20010</text:p>
          </table:table-cell>
          <table:table-cell office:value-type="float" office:value="-139.875">
            <text:p>-139.875</text:p>
          </table:table-cell>
          <table:table-cell office:value-type="float" office:value="-316.25">
            <text:p>-316.25</text:p>
          </table:table-cell>
          <table:table-cell office:value-type="float" office:value="-375.375">
            <text:p>-375.375</text:p>
          </table:table-cell>
          <table:table-cell office:value-type="float" office:value="-0.0141717325227964">
            <text:p>-0.0141717325</text:p>
          </table:table-cell>
          <table:table-cell office:value-type="float" office:value="-0.0227419818783259">
            <text:p>-0.0227419819</text:p>
          </table:table-cell>
          <table:table-cell office:value-type="float" office:value="-0.0187593703148426">
            <text:p>-0.0187593703</text:p>
          </table:table-cell>
          <table:table-cell office:value-type="float" office:value="0.9507925786555">
            <text:p>0.9507925787</text:p>
          </table:table-cell>
          <table:table-cell office:value-type="float" office:value="0.921416770995777">
            <text:p>0.921416771</text:p>
          </table:table-cell>
          <table:table-cell office:value-type="float" office:value="0.935031955288285">
            <text:p>0.9350319553</text:p>
          </table:table-cell>
          <table:table-cell office:value-type="float" office:value="0">
            <text:p>0</text:p>
          </table:table-cell>
          <table:table-cell office:value-type="float" office:value="-30.1308476423653">
            <text:p>-30.1308476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9051">
            <text:p>9051</text:p>
          </table:table-cell>
          <table:table-cell office:value-type="float" office:value="13887">
            <text:p>13887</text:p>
          </table:table-cell>
          <table:table-cell office:value-type="float" office:value="20413">
            <text:p>20413</text:p>
          </table:table-cell>
          <table:table-cell office:value-type="float" office:value="-270">
            <text:p>-270</text:p>
          </table:table-cell>
          <table:table-cell office:value-type="float" office:value="18.75">
            <text:p>18.75</text:p>
          </table:table-cell>
          <table:table-cell office:value-type="float" office:value="-384.125">
            <text:p>-384.125</text:p>
          </table:table-cell>
          <table:table-cell office:value-type="float" office:value="-0.0298309579052038">
            <text:p>-0.0298309579</text:p>
          </table:table-cell>
          <table:table-cell office:value-type="float" office:value="0.001350183624973">
            <text:p>0.0013501836</text:p>
          </table:table-cell>
          <table:table-cell office:value-type="float" office:value="-0.0188176652133444">
            <text:p>-0.0188176652</text:p>
          </table:table-cell>
          <table:table-cell office:value-type="float" office:value="0.897335823988889">
            <text:p>0.897335824</text:p>
          </table:table-cell>
          <table:table-cell office:value-type="float" office:value="1.00472921575921">
            <text:p>1.0047292158</text:p>
          </table:table-cell>
          <table:table-cell office:value-type="float" office:value="0.934832216620494">
            <text:p>0.9348322166</text:p>
          </table:table-cell>
          <table:table-cell office:value-type="float" office:value="-22.8875109284461">
            <text:p>-22.88751092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9638">
            <text:p>9638</text:p>
          </table:table-cell>
          <table:table-cell office:value-type="float" office:value="13162">
            <text:p>13162</text:p>
          </table:table-cell>
          <table:table-cell office:value-type="float" office:value="18983">
            <text:p>18983</text:p>
          </table:table-cell>
          <table:table-cell office:value-type="float" office:value="-203.125">
            <text:p>-203.125</text:p>
          </table:table-cell>
          <table:table-cell office:value-type="float" office:value="-264.75">
            <text:p>-264.75</text:p>
          </table:table-cell>
          <table:table-cell office:value-type="float" office:value="-396.75">
            <text:p>-396.75</text:p>
          </table:table-cell>
          <table:table-cell office:value-type="float" office:value="-0.0210754305872588">
            <text:p>-0.0210754306</text:p>
          </table:table-cell>
          <table:table-cell office:value-type="float" office:value="-0.0201147242060477">
            <text:p>-0.0201147242</text:p>
          </table:table-cell>
          <table:table-cell office:value-type="float" office:value="-0.0209002791971764">
            <text:p>-0.0209002792</text:p>
          </table:table-cell>
          <table:table-cell office:value-type="float" office:value="0.927106573542494">
            <text:p>0.9271065735</text:p>
          </table:table-cell>
          <table:table-cell office:value-type="float" office:value="0.930391485453408">
            <text:p>0.9303914855</text:p>
          </table:table-cell>
          <table:table-cell office:value-type="float" office:value="0.927705193284102">
            <text:p>0.9277051933</text:p>
          </table:table-cell>
          <table:table-cell office:value-type="float" office:value="-32.5410700183558">
            <text:p>-32.5410700184</text:p>
          </table:table-cell>
          <table:table-cell office:value-type="float" office:value="-34.1119436948002">
            <text:p>-34.1119436948</text:p>
          </table:table-cell>
          <table:table-cell office:value-type="float" office:value="-32.8167002106576">
            <text:p>-32.816700210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650">
            <text:p>9650</text:p>
          </table:table-cell>
          <table:table-cell office:value-type="float" office:value="13195">
            <text:p>13195</text:p>
          </table:table-cell>
          <table:table-cell office:value-type="float" office:value="19240">
            <text:p>19240</text:p>
          </table:table-cell>
          <table:table-cell office:value-type="float" office:value="-62.25">
            <text:p>-62.25</text:p>
          </table:table-cell>
          <table:table-cell office:value-type="float" office:value="-245.5">
            <text:p>-245.5</text:p>
          </table:table-cell>
          <table:table-cell office:value-type="float" office:value="-431">
            <text:p>-431</text:p>
          </table:table-cell>
          <table:table-cell office:value-type="float" office:value="-0.00645077720207254">
            <text:p>-0.0064507772</text:p>
          </table:table-cell>
          <table:table-cell office:value-type="float" office:value="-0.0186055323986358">
            <text:p>-0.0186055324</text:p>
          </table:table-cell>
          <table:table-cell office:value-type="float" office:value="-0.0224012474012474">
            <text:p>-0.0224012474</text:p>
          </table:table-cell>
          <table:table-cell office:value-type="float" office:value="0.977503840344707">
            <text:p>0.9775038403</text:p>
          </table:table-cell>
          <table:table-cell office:value-type="float" office:value="0.935559121643014">
            <text:p>0.9355591216</text:p>
          </table:table-cell>
          <table:table-cell office:value-type="float" office:value="0.922579193230493">
            <text:p>0.9225791932</text:p>
          </table:table-cell>
          <table:table-cell table:number-columns-repeated="2" office:value-type="float" office:value="0">
            <text:p>0</text:p>
          </table:table-cell>
          <table:table-cell office:value-type="float" office:value="-30.5944652179854">
            <text:p>-30.5944652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9384">
            <text:p>9384</text:p>
          </table:table-cell>
          <table:table-cell office:value-type="float" office:value="13652">
            <text:p>13652</text:p>
          </table:table-cell>
          <table:table-cell office:value-type="float" office:value="19124">
            <text:p>19124</text:p>
          </table:table-cell>
          <table:table-cell office:value-type="float" office:value="-108.25">
            <text:p>-108.25</text:p>
          </table:table-cell>
          <table:table-cell office:value-type="float" office:value="-225.875">
            <text:p>-225.875</text:p>
          </table:table-cell>
          <table:table-cell office:value-type="float" office:value="-311.25">
            <text:p>-311.25</text:p>
          </table:table-cell>
          <table:table-cell office:value-type="float" office:value="-0.0115355924978687">
            <text:p>-0.0115355925</text:p>
          </table:table-cell>
          <table:table-cell office:value-type="float" office:value="-0.0165451948432464">
            <text:p>-0.0165451948</text:p>
          </table:table-cell>
          <table:table-cell office:value-type="float" office:value="-0.0162753608031793">
            <text:p>-0.0162753608</text:p>
          </table:table-cell>
          <table:table-cell office:value-type="float" office:value="0.959886243250242">
            <text:p>0.9598862433</text:p>
          </table:table-cell>
          <table:table-cell office:value-type="float" office:value="0.942628355254543">
            <text:p>0.9426283553</text:p>
          </table:table-cell>
          <table:table-cell office:value-type="float" office:value="0.943555416432649">
            <text:p>0.94355541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9255">
            <text:p>9255</text:p>
          </table:table-cell>
          <table:table-cell office:value-type="float" office:value="12637">
            <text:p>12637</text:p>
          </table:table-cell>
          <table:table-cell office:value-type="float" office:value="19557">
            <text:p>19557</text:p>
          </table:table-cell>
          <table:table-cell office:value-type="float" office:value="-214.5">
            <text:p>-214.5</text:p>
          </table:table-cell>
          <table:table-cell office:value-type="float" office:value="-217.625">
            <text:p>-217.625</text:p>
          </table:table-cell>
          <table:table-cell office:value-type="float" office:value="-287.125">
            <text:p>-287.125</text:p>
          </table:table-cell>
          <table:table-cell office:value-type="float" office:value="-0.0231766612641815">
            <text:p>-0.0231766613</text:p>
          </table:table-cell>
          <table:table-cell office:value-type="float" office:value="-0.01722125504471">
            <text:p>-0.017221255</text:p>
          </table:table-cell>
          <table:table-cell office:value-type="float" office:value="-0.0146814439842512">
            <text:p>-0.014681444</text:p>
          </table:table-cell>
          <table:table-cell office:value-type="float" office:value="0.91993451452498">
            <text:p>0.9199345145</text:p>
          </table:table-cell>
          <table:table-cell office:value-type="float" office:value="0.940306887729132">
            <text:p>0.9403068877</text:p>
          </table:table-cell>
          <table:table-cell office:value-type="float" office:value="0.949037413858148">
            <text:p>0.9490374139</text:p>
          </table:table-cell>
          <table:table-cell office:value-type="float" office:value="-29.5591915367875">
            <text:p>-29.55919153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507">
            <text:p>507</text:p>
          </table:table-cell>
          <table:table-cell table:number-columns-repeated="2" office:value-type="float" office:value="1146">
            <text:p>1146</text:p>
          </table:table-cell>
          <table:table-cell office:value-type="float" office:value="8930">
            <text:p>8930</text:p>
          </table:table-cell>
          <table:table-cell office:value-type="float" office:value="12256">
            <text:p>12256</text:p>
          </table:table-cell>
          <table:table-cell office:value-type="float" office:value="17664">
            <text:p>17664</text:p>
          </table:table-cell>
          <table:table-cell office:value-type="float" office:value="-73.75">
            <text:p>-73.75</text:p>
          </table:table-cell>
          <table:table-cell office:value-type="float" office:value="-235.875">
            <text:p>-235.875</text:p>
          </table:table-cell>
          <table:table-cell office:value-type="float" office:value="-271.25">
            <text:p>-271.25</text:p>
          </table:table-cell>
          <table:table-cell office:value-type="float" office:value="-0.00825867861142217">
            <text:p>-0.0082586786</text:p>
          </table:table-cell>
          <table:table-cell office:value-type="float" office:value="-0.0192456755874674">
            <text:p>-0.0192456756</text:p>
          </table:table-cell>
          <table:table-cell office:value-type="float" office:value="-0.0153560914855072">
            <text:p>-0.0153560915</text:p>
          </table:table-cell>
          <table:table-cell office:value-type="float" office:value="0.97122830817394">
            <text:p>0.9712283082</text:p>
          </table:table-cell>
          <table:table-cell office:value-type="float" office:value="0.933366111660348">
            <text:p>0.9333661117</text:p>
          </table:table-cell>
          <table:table-cell office:value-type="float" office:value="0.946715866510319">
            <text:p>0.94671586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8860">
            <text:p>8860</text:p>
          </table:table-cell>
          <table:table-cell office:value-type="float" office:value="12468">
            <text:p>12468</text:p>
          </table:table-cell>
          <table:table-cell office:value-type="float" office:value="17700">
            <text:p>17700</text:p>
          </table:table-cell>
          <table:table-cell office:value-type="float" office:value="-19">
            <text:p>-19</text:p>
          </table:table-cell>
          <table:table-cell office:value-type="float" office:value="-176.125">
            <text:p>-176.125</text:p>
          </table:table-cell>
          <table:table-cell office:value-type="float" office:value="-240.625">
            <text:p>-240.625</text:p>
          </table:table-cell>
          <table:table-cell office:value-type="float" office:value="-0.00214446952595937">
            <text:p>-0.0021444695</text:p>
          </table:table-cell>
          <table:table-cell office:value-type="float" office:value="-0.0141261629772217">
            <text:p>-0.014126163</text:p>
          </table:table-cell>
          <table:table-cell office:value-type="float" office:value="-0.0135946327683616">
            <text:p>-0.0135946328</text:p>
          </table:table-cell>
          <table:table-cell office:value-type="float" office:value="0.992503370208256">
            <text:p>0.9925033702</text:p>
          </table:table-cell>
          <table:table-cell office:value-type="float" office:value="0.950949544601424">
            <text:p>0.9509495446</text:p>
          </table:table-cell>
          <table:table-cell office:value-type="float" office:value="0.952781020829343">
            <text:p>0.95278102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677">
            <text:p>8677</text:p>
          </table:table-cell>
          <table:table-cell office:value-type="float" office:value="12108">
            <text:p>12108</text:p>
          </table:table-cell>
          <table:table-cell office:value-type="float" office:value="18824">
            <text:p>18824</text:p>
          </table:table-cell>
          <table:table-cell office:value-type="float" office:value="-219.5">
            <text:p>-219.5</text:p>
          </table:table-cell>
          <table:table-cell office:value-type="float" office:value="-80.75">
            <text:p>-80.75</text:p>
          </table:table-cell>
          <table:table-cell office:value-type="float" office:value="-237.125">
            <text:p>-237.125</text:p>
          </table:table-cell>
          <table:table-cell office:value-type="float" office:value="-0.0252967615535323">
            <text:p>-0.0252967616</text:p>
          </table:table-cell>
          <table:table-cell office:value-type="float" office:value="-0.00666914436736042">
            <text:p>-0.0066691444</text:p>
          </table:table-cell>
          <table:table-cell office:value-type="float" office:value="-0.0125969507012325">
            <text:p>-0.0125969507</text:p>
          </table:table-cell>
          <table:table-cell office:value-type="float" office:value="0.912715589807026">
            <text:p>0.9127155898</text:p>
          </table:table-cell>
          <table:table-cell office:value-type="float" office:value="0.97674517058796">
            <text:p>0.9767451706</text:p>
          </table:table-cell>
          <table:table-cell office:value-type="float" office:value="0.956221691552946">
            <text:p>0.9562216916</text:p>
          </table:table-cell>
          <table:table-cell office:value-type="float" office:value="-27.0525755202661">
            <text:p>-27.05257552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8494">
            <text:p>8494</text:p>
          </table:table-cell>
          <table:table-cell office:value-type="float" office:value="11696">
            <text:p>11696</text:p>
          </table:table-cell>
          <table:table-cell office:value-type="float" office:value="16857">
            <text:p>16857</text:p>
          </table:table-cell>
          <table:table-cell office:value-type="float" office:value="-169.25">
            <text:p>-169.25</text:p>
          </table:table-cell>
          <table:table-cell office:value-type="float" office:value="-271.5">
            <text:p>-271.5</text:p>
          </table:table-cell>
          <table:table-cell office:value-type="float" office:value="-190.375">
            <text:p>-190.375</text:p>
          </table:table-cell>
          <table:table-cell office:value-type="float" office:value="-0.0199258299976454">
            <text:p>-0.01992583</text:p>
          </table:table-cell>
          <table:table-cell office:value-type="float" office:value="-0.0232130642954856">
            <text:p>-0.0232130643</text:p>
          </table:table-cell>
          <table:table-cell office:value-type="float" office:value="-0.0112935279112535">
            <text:p>-0.0112935279</text:p>
          </table:table-cell>
          <table:table-cell office:value-type="float" office:value="0.931037790862387">
            <text:p>0.9310377909</text:p>
          </table:table-cell>
          <table:table-cell office:value-type="float" office:value="0.919810413819614">
            <text:p>0.9198104138</text:p>
          </table:table-cell>
          <table:table-cell office:value-type="float" office:value="0.96072263810507">
            <text:p>0.9607226381</text:p>
          </table:table-cell>
          <table:table-cell office:value-type="float" office:value="0">
            <text:p>0</text:p>
          </table:table-cell>
          <table:table-cell office:value-type="float" office:value="-29.5122886477183">
            <text:p>-29.5122886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345">
            <text:p>345</text:p>
          </table:table-cell>
          <table:table-cell table:number-columns-repeated="2" office:value-type="float" office:value="931">
            <text:p>931</text:p>
          </table:table-cell>
          <table:table-cell office:value-type="float" office:value="8734">
            <text:p>8734</text:p>
          </table:table-cell>
          <table:table-cell office:value-type="float" office:value="11595">
            <text:p>11595</text:p>
          </table:table-cell>
          <table:table-cell office:value-type="float" office:value="16499">
            <text:p>16499</text:p>
          </table:table-cell>
          <table:table-cell office:value-type="float" office:value="-128.625">
            <text:p>-128.625</text:p>
          </table:table-cell>
          <table:table-cell office:value-type="float" office:value="-159.5">
            <text:p>-159.5</text:p>
          </table:table-cell>
          <table:table-cell office:value-type="float" office:value="-314.5">
            <text:p>-314.5</text:p>
          </table:table-cell>
          <table:table-cell office:value-type="float" office:value="-0.0147269292420426">
            <text:p>-0.0147269292</text:p>
          </table:table-cell>
          <table:table-cell office:value-type="float" office:value="-0.013755929279862">
            <text:p>-0.0137559293</text:p>
          </table:table-cell>
          <table:table-cell office:value-type="float" office:value="-0.0190617613188678">
            <text:p>-0.0190617613</text:p>
          </table:table-cell>
          <table:table-cell office:value-type="float" office:value="0.948880837244855">
            <text:p>0.9488808372</text:p>
          </table:table-cell>
          <table:table-cell office:value-type="float" office:value="0.952225129677574">
            <text:p>0.9522251297</text:p>
          </table:table-cell>
          <table:table-cell office:value-type="float" office:value="0.933996002843335">
            <text:p>0.93399600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350">
            <text:p>8350</text:p>
          </table:table-cell>
          <table:table-cell office:value-type="float" office:value="12284">
            <text:p>12284</text:p>
          </table:table-cell>
          <table:table-cell office:value-type="float" office:value="17654">
            <text:p>17654</text:p>
          </table:table-cell>
          <table:table-cell office:value-type="float" office:value="-116.75">
            <text:p>-116.75</text:p>
          </table:table-cell>
          <table:table-cell office:value-type="float" office:value="-209.75">
            <text:p>-209.75</text:p>
          </table:table-cell>
          <table:table-cell office:value-type="float" office:value="-246">
            <text:p>-246</text:p>
          </table:table-cell>
          <table:table-cell office:value-type="float" office:value="-0.0139820359281437">
            <text:p>-0.0139820359</text:p>
          </table:table-cell>
          <table:table-cell office:value-type="float" office:value="-0.0170750569846955">
            <text:p>-0.017075057</text:p>
          </table:table-cell>
          <table:table-cell office:value-type="float" office:value="-0.0139345190891583">
            <text:p>-0.0139345191</text:p>
          </table:table-cell>
          <table:table-cell office:value-type="float" office:value="0.951446049015741">
            <text:p>0.951446049</text:p>
          </table:table-cell>
          <table:table-cell office:value-type="float" office:value="0.940808753392786">
            <text:p>0.9408087534</text:p>
          </table:table-cell>
          <table:table-cell office:value-type="float" office:value="0.951609757999548">
            <text:p>0.9516097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8244">
            <text:p>8244</text:p>
          </table:table-cell>
          <table:table-cell office:value-type="float" office:value="11768">
            <text:p>11768</text:p>
          </table:table-cell>
          <table:table-cell office:value-type="float" office:value="18370">
            <text:p>18370</text:p>
          </table:table-cell>
          <table:table-cell office:value-type="float" office:value="-241.375">
            <text:p>-241.375</text:p>
          </table:table-cell>
          <table:table-cell office:value-type="float" office:value="-12">
            <text:p>-12</text:p>
          </table:table-cell>
          <table:table-cell office:value-type="float" office:value="-292.625">
            <text:p>-292.625</text:p>
          </table:table-cell>
          <table:table-cell office:value-type="float" office:value="-0.0292788694808345">
            <text:p>-0.0292788695</text:p>
          </table:table-cell>
          <table:table-cell office:value-type="float" office:value="-0.00101971447994562">
            <text:p>-0.0010197145</text:p>
          </table:table-cell>
          <table:table-cell office:value-type="float" office:value="-0.0159295046271094">
            <text:p>-0.0159295046</text:p>
          </table:table-cell>
          <table:table-cell office:value-type="float" office:value="0.899204171125308">
            <text:p>0.8992041711</text:p>
          </table:table-cell>
          <table:table-cell office:value-type="float" office:value="0.996433037362727">
            <text:p>0.9964330374</text:p>
          </table:table-cell>
          <table:table-cell office:value-type="float" office:value="0.944744082075741">
            <text:p>0.9447440821</text:p>
          </table:table-cell>
          <table:table-cell office:value-type="float" office:value="-23.3256834809351">
            <text:p>-23.32568348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8330">
            <text:p>8330</text:p>
          </table:table-cell>
          <table:table-cell office:value-type="float" office:value="10956">
            <text:p>10956</text:p>
          </table:table-cell>
          <table:table-cell office:value-type="float" office:value="16957">
            <text:p>16957</text:p>
          </table:table-cell>
          <table:table-cell office:value-type="float" office:value="-173.5">
            <text:p>-173.5</text:p>
          </table:table-cell>
          <table:table-cell office:value-type="float" office:value="-208">
            <text:p>-208</text:p>
          </table:table-cell>
          <table:table-cell office:value-type="float" office:value="-197.75">
            <text:p>-197.75</text:p>
          </table:table-cell>
          <table:table-cell office:value-type="float" office:value="-0.020828331332533">
            <text:p>-0.0208283313</text:p>
          </table:table-cell>
          <table:table-cell office:value-type="float" office:value="-0.0189850310332238">
            <text:p>-0.018985031</text:p>
          </table:table-cell>
          <table:table-cell office:value-type="float" office:value="-0.0116618505631892">
            <text:p>-0.0116618506</text:p>
          </table:table-cell>
          <table:table-cell office:value-type="float" office:value="0.927951126332886">
            <text:p>0.9279511263</text:p>
          </table:table-cell>
          <table:table-cell office:value-type="float" office:value="0.934258836934248">
            <text:p>0.9342588369</text:p>
          </table:table-cell>
          <table:table-cell office:value-type="float" office:value="0.959450080595612">
            <text:p>0.9594500806</text:p>
          </table:table-cell>
          <table:table-cell office:value-type="float" office:value="-32.9312654572742">
            <text:p>-32.9312654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7950">
            <text:p>7950</text:p>
          </table:table-cell>
          <table:table-cell office:value-type="float" office:value="10986">
            <text:p>10986</text:p>
          </table:table-cell>
          <table:table-cell office:value-type="float" office:value="15868">
            <text:p>15868</text:p>
          </table:table-cell>
          <table:table-cell office:value-type="float" office:value="140.375">
            <text:p>140.375</text:p>
          </table:table-cell>
          <table:table-cell office:value-type="float" office:value="-129">
            <text:p>-129</text:p>
          </table:table-cell>
          <table:table-cell office:value-type="float" office:value="-174.625">
            <text:p>-174.625</text:p>
          </table:table-cell>
          <table:table-cell office:value-type="float" office:value="0.0176572327044025">
            <text:p>0.0176572327</text:p>
          </table:table-cell>
          <table:table-cell office:value-type="float" office:value="-0.0117422173675587">
            <text:p>-0.0117422174</text:p>
          </table:table-cell>
          <table:table-cell office:value-type="float" office:value="-0.0110048525334006">
            <text:p>-0.0110048525</text:p>
          </table:table-cell>
          <table:table-cell office:value-type="float" office:value="1.06241139908429">
            <text:p>1.0624113991</text:p>
          </table:table-cell>
          <table:table-cell office:value-type="float" office:value="0.95917248336421">
            <text:p>0.9591724834</text:p>
          </table:table-cell>
          <table:table-cell office:value-type="float" office:value="0.961720385420491">
            <text:p>0.96172038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8145">
            <text:p>8145</text:p>
          </table:table-cell>
          <table:table-cell office:value-type="float" office:value="10888">
            <text:p>10888</text:p>
          </table:table-cell>
          <table:table-cell office:value-type="float" office:value="16966">
            <text:p>16966</text:p>
          </table:table-cell>
          <table:table-cell office:value-type="float" office:value="-29.75">
            <text:p>-29.75</text:p>
          </table:table-cell>
          <table:table-cell office:value-type="float" office:value="-90.75">
            <text:p>-90.75</text:p>
          </table:table-cell>
          <table:table-cell office:value-type="float" office:value="-163">
            <text:p>-163</text:p>
          </table:table-cell>
          <table:table-cell office:value-type="float" office:value="-0.00365254757519951">
            <text:p>-0.0036525476</text:p>
          </table:table-cell>
          <table:table-cell office:value-type="float" office:value="-0.00833486407053637">
            <text:p>-0.0083348641</text:p>
          </table:table-cell>
          <table:table-cell office:value-type="float" office:value="-0.00960745019450666">
            <text:p>-0.0096074502</text:p>
          </table:table-cell>
          <table:table-cell office:value-type="float" office:value="0.987242232050228">
            <text:p>0.9872422321</text:p>
          </table:table-cell>
          <table:table-cell office:value-type="float" office:value="0.970964136872908">
            <text:p>0.9709641369</text:p>
          </table:table-cell>
          <table:table-cell office:value-type="float" office:value="0.966554838393737">
            <text:p>0.96655483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table:number-columns-repeated="2" office:value-type="float" office:value="935">
            <text:p>935</text:p>
          </table:table-cell>
          <table:table-cell office:value-type="float" office:value="7950">
            <text:p>7950</text:p>
          </table:table-cell>
          <table:table-cell office:value-type="float" office:value="10702">
            <text:p>10702</text:p>
          </table:table-cell>
          <table:table-cell office:value-type="float" office:value="15996">
            <text:p>15996</text:p>
          </table:table-cell>
          <table:table-cell office:value-type="float" office:value="-198.875">
            <text:p>-198.875</text:p>
          </table:table-cell>
          <table:table-cell office:value-type="float" office:value="-283.25">
            <text:p>-283.25</text:p>
          </table:table-cell>
          <table:table-cell office:value-type="float" office:value="-68.75">
            <text:p>-68.75</text:p>
          </table:table-cell>
          <table:table-cell office:value-type="float" office:value="-0.0250157232704403">
            <text:p>-0.0250157233</text:p>
          </table:table-cell>
          <table:table-cell office:value-type="float" office:value="-0.0264670155111194">
            <text:p>-0.0264670155</text:p>
          </table:table-cell>
          <table:table-cell office:value-type="float" office:value="-0.00429794948737184">
            <text:p>-0.0042979495</text:p>
          </table:table-cell>
          <table:table-cell office:value-type="float" office:value="0.913671509918516">
            <text:p>0.9136715099</text:p>
          </table:table-cell>
          <table:table-cell office:value-type="float" office:value="0.908738431414811">
            <text:p>0.9087384314</text:p>
          </table:table-cell>
          <table:table-cell office:value-type="float" office:value="0.984993382638999">
            <text:p>0.9849933826</text:p>
          </table:table-cell>
          <table:table-cell office:value-type="float" office:value="-27.3604235976008">
            <text:p>-27.3604235976</text:p>
          </table:table-cell>
          <table:table-cell office:value-type="float" office:value="-25.8409719236251">
            <text:p>-25.84097192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7776">
            <text:p>7776</text:p>
          </table:table-cell>
          <table:table-cell office:value-type="float" office:value="10690">
            <text:p>10690</text:p>
          </table:table-cell>
          <table:table-cell office:value-type="float" office:value="16139">
            <text:p>16139</text:p>
          </table:table-cell>
          <table:table-cell office:value-type="float" office:value="-171">
            <text:p>-171</text:p>
          </table:table-cell>
          <table:table-cell office:value-type="float" office:value="-210.375">
            <text:p>-210.375</text:p>
          </table:table-cell>
          <table:table-cell office:value-type="float" office:value="182.875">
            <text:p>182.875</text:p>
          </table:table-cell>
          <table:table-cell office:value-type="float" office:value="-0.0219907407407407">
            <text:p>-0.0219907407</text:p>
          </table:table-cell>
          <table:table-cell office:value-type="float" office:value="-0.0196796071094481">
            <text:p>-0.0196796071</text:p>
          </table:table-cell>
          <table:table-cell office:value-type="float" office:value="0.0113312472891753">
            <text:p>0.0113312473</text:p>
          </table:table-cell>
          <table:table-cell office:value-type="float" office:value="0.923980249056927">
            <text:p>0.9239802491</text:p>
          </table:table-cell>
          <table:table-cell office:value-type="float" office:value="0.931880457511457">
            <text:p>0.9318804575</text:p>
          </table:table-cell>
          <table:table-cell office:value-type="float" office:value="1.03991102395577">
            <text:p>1.039911024</text:p>
          </table:table-cell>
          <table:table-cell office:value-type="float" office:value="-31.1720980106082">
            <text:p>-31.1720980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table:number-columns-repeated="2" office:value-type="float" office:value="854">
            <text:p>854</text:p>
          </table:table-cell>
          <table:table-cell office:value-type="float" office:value="7950">
            <text:p>7950</text:p>
          </table:table-cell>
          <table:table-cell office:value-type="float" office:value="10889">
            <text:p>10889</text:p>
          </table:table-cell>
          <table:table-cell office:value-type="float" office:value="18023">
            <text:p>18023</text:p>
          </table:table-cell>
          <table:table-cell office:value-type="float" office:value="140.375">
            <text:p>140.375</text:p>
          </table:table-cell>
          <table:table-cell office:value-type="float" office:value="178.375">
            <text:p>178.375</text:p>
          </table:table-cell>
          <table:table-cell office:value-type="float" office:value="285.125">
            <text:p>285.125</text:p>
          </table:table-cell>
          <table:table-cell office:value-type="float" office:value="0.0176572327044025">
            <text:p>0.0176572327</text:p>
          </table:table-cell>
          <table:table-cell office:value-type="float" office:value="0.0163812103958123">
            <text:p>0.0163812104</text:p>
          </table:table-cell>
          <table:table-cell office:value-type="float" office:value="0.0158200632525107">
            <text:p>0.0158200633</text:p>
          </table:table-cell>
          <table:table-cell office:value-type="float" office:value="1.06241139908429">
            <text:p>1.0624113991</text:p>
          </table:table-cell>
          <table:table-cell office:value-type="float" office:value="1.05786019073125">
            <text:p>1.0578601907</text:p>
          </table:table-cell>
          <table:table-cell office:value-type="float" office:value="1.05586075921036">
            <text:p>1.05586075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8004">
            <text:p>8004</text:p>
          </table:table-cell>
          <table:table-cell office:value-type="float" office:value="11968">
            <text:p>11968</text:p>
          </table:table-cell>
          <table:table-cell office:value-type="float" office:value="17399">
            <text:p>17399</text:p>
          </table:table-cell>
          <table:table-cell office:value-type="float" office:value="-13.625">
            <text:p>-13.625</text:p>
          </table:table-cell>
          <table:table-cell office:value-type="float" office:value="-112.25">
            <text:p>-112.25</text:p>
          </table:table-cell>
          <table:table-cell office:value-type="float" office:value="265.5">
            <text:p>265.5</text:p>
          </table:table-cell>
          <table:table-cell office:value-type="float" office:value="-0.00170227386306847">
            <text:p>-0.0017022739</text:p>
          </table:table-cell>
          <table:table-cell office:value-type="float" office:value="-0.00937917780748663">
            <text:p>-0.0093791778</text:p>
          </table:table-cell>
          <table:table-cell office:value-type="float" office:value="0.01525949767228">
            <text:p>0.0152594977</text:p>
          </table:table-cell>
          <table:table-cell office:value-type="float" office:value="0.994047721042418">
            <text:p>0.994047721</text:p>
          </table:table-cell>
          <table:table-cell office:value-type="float" office:value="0.967345296867432">
            <text:p>0.9673452969</text:p>
          </table:table-cell>
          <table:table-cell office:value-type="float" office:value="1.05386463230063">
            <text:p>1.05386463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644">
            <text:p>644</text:p>
          </table:table-cell>
          <table:table-cell office:value-type="float" office:value="7952">
            <text:p>7952</text:p>
          </table:table-cell>
          <table:table-cell office:value-type="float" office:value="11210">
            <text:p>11210</text:p>
          </table:table-cell>
          <table:table-cell office:value-type="float" office:value="16775">
            <text:p>16775</text:p>
          </table:table-cell>
          <table:table-cell office:value-type="float" office:value="12">
            <text:p>12</text:p>
          </table:table-cell>
          <table:table-cell office:value-type="float" office:value="-73.125">
            <text:p>-73.125</text:p>
          </table:table-cell>
          <table:table-cell office:value-type="float" office:value="425.75">
            <text:p>425.75</text:p>
          </table:table-cell>
          <table:table-cell office:value-type="float" office:value="0.00150905432595573">
            <text:p>0.0015090543</text:p>
          </table:table-cell>
          <table:table-cell office:value-type="float" office:value="-0.00652319357716325">
            <text:p>-0.0065231936</text:p>
          </table:table-cell>
          <table:table-cell office:value-type="float" office:value="0.0253800298062593">
            <text:p>0.0253800298</text:p>
          </table:table-cell>
          <table:table-cell office:value-type="float" office:value="1.00528615354096">
            <text:p>1.0052861535</text:p>
          </table:table-cell>
          <table:table-cell office:value-type="float" office:value="0.977252224506641">
            <text:p>0.9772522245</text:p>
          </table:table-cell>
          <table:table-cell office:value-type="float" office:value="1.09009263031132">
            <text:p>1.0900926303</text:p>
          </table:table-cell>
          <table:table-cell table:number-columns-repeated="2" office:value-type="float" office:value="0">
            <text:p>0</text:p>
          </table:table-cell>
          <table:table-cell office:value-type="float" office:value="27.6558574339232">
            <text:p>27.655857433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7958">
            <text:p>7958</text:p>
          </table:table-cell>
          <table:table-cell office:value-type="float" office:value="11263">
            <text:p>11263</text:p>
          </table:table-cell>
          <table:table-cell office:value-type="float" office:value="16812">
            <text:p>16812</text:p>
          </table:table-cell>
          <table:table-cell office:value-type="float" office:value="98">
            <text:p>98</text:p>
          </table:table-cell>
          <table:table-cell office:value-type="float" office:value="147.375">
            <text:p>147.375</text:p>
          </table:table-cell>
          <table:table-cell office:value-type="float" office:value="177.75">
            <text:p>177.75</text:p>
          </table:table-cell>
          <table:table-cell office:value-type="float" office:value="0.0123146519225936">
            <text:p>0.0123146519</text:p>
          </table:table-cell>
          <table:table-cell office:value-type="float" office:value="0.0130848796945752">
            <text:p>0.0130848797</text:p>
          </table:table-cell>
          <table:table-cell office:value-type="float" office:value="0.0105728051391863">
            <text:p>0.0105728051</text:p>
          </table:table-cell>
          <table:table-cell office:value-type="float" office:value="1.04339851700695">
            <text:p>1.043398517</text:p>
          </table:table-cell>
          <table:table-cell office:value-type="float" office:value="1.04613265852119">
            <text:p>1.0461326585</text:p>
          </table:table-cell>
          <table:table-cell office:value-type="float" office:value="1.03722391503583">
            <text:p>1.0372239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7615">
            <text:p>7615</text:p>
          </table:table-cell>
          <table:table-cell office:value-type="float" office:value="12370">
            <text:p>12370</text:p>
          </table:table-cell>
          <table:table-cell office:value-type="float" office:value="17527">
            <text:p>17527</text:p>
          </table:table-cell>
          <table:table-cell office:value-type="float" office:value="110.75">
            <text:p>110.75</text:p>
          </table:table-cell>
          <table:table-cell office:value-type="float" office:value="241.75">
            <text:p>241.75</text:p>
          </table:table-cell>
          <table:table-cell office:value-type="float" office:value="331">
            <text:p>331</text:p>
          </table:table-cell>
          <table:table-cell office:value-type="float" office:value="0.0145436638214051">
            <text:p>0.0145436638</text:p>
          </table:table-cell>
          <table:table-cell office:value-type="float" office:value="0.0195432497978981">
            <text:p>0.0195432498</text:p>
          </table:table-cell>
          <table:table-cell office:value-type="float" office:value="0.0188851486278313">
            <text:p>0.0188851486</text:p>
          </table:table-cell>
          <table:table-cell office:value-type="float" office:value="1.05131739896332">
            <text:p>1.051317399</text:p>
          </table:table-cell>
          <table:table-cell office:value-type="float" office:value="1.06914997397346">
            <text:p>1.069149974</text:p>
          </table:table-cell>
          <table:table-cell office:value-type="float" office:value="1.06679705192125">
            <text:p>1.06679705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table:number-columns-repeated="2" office:value-type="float" office:value="871">
            <text:p>871</text:p>
          </table:table-cell>
          <table:table-cell office:value-type="float" office:value="7606">
            <text:p>7606</text:p>
          </table:table-cell>
          <table:table-cell office:value-type="float" office:value="11995">
            <text:p>11995</text:p>
          </table:table-cell>
          <table:table-cell office:value-type="float" office:value="16938">
            <text:p>16938</text:p>
          </table:table-cell>
          <table:table-cell office:value-type="float" office:value="-21.875">
            <text:p>-21.875</text:p>
          </table:table-cell>
          <table:table-cell office:value-type="float" office:value="201.75">
            <text:p>201.75</text:p>
          </table:table-cell>
          <table:table-cell office:value-type="float" office:value="-352.375">
            <text:p>-352.375</text:p>
          </table:table-cell>
          <table:table-cell office:value-type="float" office:value="-0.00287601893242177">
            <text:p>-0.0028760189</text:p>
          </table:table-cell>
          <table:table-cell office:value-type="float" office:value="0.0168195081283868">
            <text:p>0.0168195081</text:p>
          </table:table-cell>
          <table:table-cell office:value-type="float" office:value="-0.0208038139095525">
            <text:p>-0.0208038139</text:p>
          </table:table-cell>
          <table:table-cell office:value-type="float" office:value="0.989950145846927">
            <text:p>0.9899501458</text:p>
          </table:table-cell>
          <table:table-cell office:value-type="float" office:value="1.05942275432257">
            <text:p>1.0594227543</text:p>
          </table:table-cell>
          <table:table-cell office:value-type="float" office:value="0.928034936716006">
            <text:p>0.9280349367</text:p>
          </table:table-cell>
          <table:table-cell table:number-columns-repeated="2" office:value-type="float" office:value="0">
            <text:p>0</text:p>
          </table:table-cell>
          <table:table-cell office:value-type="float" office:value="-32.9704864748721">
            <text:p>-32.970486474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679">
            <text:p>11679</text:p>
          </table:table-cell>
          <table:table-cell office:value-type="float" office:value="18670">
            <text:p>18670</text:p>
          </table:table-cell>
          <table:table-cell office:value-type="float" office:value="22.125">
            <text:p>22.125</text:p>
          </table:table-cell>
          <table:table-cell office:value-type="float" office:value="284">
            <text:p>284</text:p>
          </table:table-cell>
          <table:table-cell office:value-type="float" office:value="-365.625">
            <text:p>-365.625</text:p>
          </table:table-cell>
          <table:table-cell office:value-type="float" office:value="0.002913484329734">
            <text:p>0.0029134843</text:p>
          </table:table-cell>
          <table:table-cell office:value-type="float" office:value="0.0243171504409624">
            <text:p>0.0243171504</text:p>
          </table:table-cell>
          <table:table-cell office:value-type="float" office:value="-0.0195835565077665">
            <text:p>-0.0195835565</text:p>
          </table:table-cell>
          <table:table-cell office:value-type="float" office:value="1.01021383240031">
            <text:p>1.0102138324</text:p>
          </table:table-cell>
          <table:table-cell office:value-type="float" office:value="1.08626902120228">
            <text:p>1.0862690212</text:p>
          </table:table-cell>
          <table:table-cell office:value-type="float" office:value="0.932209242966383">
            <text:p>0.932209243</text:p>
          </table:table-cell>
          <table:table-cell office:value-type="float" office:value="0">
            <text:p>0</text:p>
          </table:table-cell>
          <table:table-cell office:value-type="float" office:value="28.8496432671211">
            <text:p>28.8496432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1">
            <text:p>471</text:p>
          </table:table-cell>
          <table:table-cell office:value-type="float" office:value="754">
            <text:p>754</text:p>
          </table:table-cell>
          <table:table-cell office:value-type="float" office:value="8560">
            <text:p>8560</text:p>
          </table:table-cell>
          <table:table-cell office:value-type="float" office:value="11781">
            <text:p>11781</text:p>
          </table:table-cell>
          <table:table-cell office:value-type="float" office:value="17561">
            <text:p>17561</text:p>
          </table:table-cell>
          <table:table-cell office:value-type="float" office:value="106.25">
            <text:p>106.25</text:p>
          </table:table-cell>
          <table:table-cell office:value-type="float" office:value="137.375">
            <text:p>137.375</text:p>
          </table:table-cell>
          <table:table-cell office:value-type="float" office:value="-409">
            <text:p>-409</text:p>
          </table:table-cell>
          <table:table-cell office:value-type="float" office:value="0.0124123831775701">
            <text:p>0.0124123832</text:p>
          </table:table-cell>
          <table:table-cell office:value-type="float" office:value="0.011660724896019">
            <text:p>0.0116607249</text:p>
          </table:table-cell>
          <table:table-cell office:value-type="float" office:value="-0.0232902454302147">
            <text:p>-0.0232902454</text:p>
          </table:table-cell>
          <table:table-cell office:value-type="float" office:value="1.04374531294354">
            <text:p>1.0437453129</text:p>
          </table:table-cell>
          <table:table-cell office:value-type="float" office:value="1.04107904324606">
            <text:p>1.0410790432</text:p>
          </table:table-cell>
          <table:table-cell office:value-type="float" office:value="0.91954731463736">
            <text:p>0.9195473146</text:p>
          </table:table-cell>
          <table:table-cell table:number-columns-repeated="2" office:value-type="float" office:value="0">
            <text:p>0</text:p>
          </table:table-cell>
          <table:table-cell office:value-type="float" office:value="-29.4133308293867">
            <text:p>-29.413330829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501">
            <text:p>501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690">
            <text:p>8690</text:p>
          </table:table-cell>
          <table:table-cell office:value-type="float" office:value="11912">
            <text:p>11912</text:p>
          </table:table-cell>
          <table:table-cell office:value-type="float" office:value="17025">
            <text:p>17025</text:p>
          </table:table-cell>
          <table:table-cell office:value-type="float" office:value="-205.25">
            <text:p>-205.25</text:p>
          </table:table-cell>
          <table:table-cell office:value-type="float" office:value="-206.875">
            <text:p>-206.875</text:p>
          </table:table-cell>
          <table:table-cell office:value-type="float" office:value="252.125">
            <text:p>252.125</text:p>
          </table:table-cell>
          <table:table-cell office:value-type="float" office:value="-0.0236191024165708">
            <text:p>-0.0236191024</text:p>
          </table:table-cell>
          <table:table-cell office:value-type="float" office:value="-0.0173669408999328">
            <text:p>-0.0173669409</text:p>
          </table:table-cell>
          <table:table-cell office:value-type="float" office:value="0.0148091042584435">
            <text:p>0.0148091043</text:p>
          </table:table-cell>
          <table:table-cell office:value-type="float" office:value="0.918426551059973">
            <text:p>0.9184265511</text:p>
          </table:table-cell>
          <table:table-cell office:value-type="float" office:value="0.93980686369723">
            <text:p>0.9398068637</text:p>
          </table:table-cell>
          <table:table-cell office:value-type="float" office:value="1.05226171165967">
            <text:p>1.0522617117</text:p>
          </table:table-cell>
          <table:table-cell office:value-type="float" office:value="-28.9989349150607">
            <text:p>-28.99893491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7618">
            <text:p>7618</text:p>
          </table:table-cell>
          <table:table-cell office:value-type="float" office:value="11671">
            <text:p>11671</text:p>
          </table:table-cell>
          <table:table-cell office:value-type="float" office:value="16444">
            <text:p>16444</text:p>
          </table:table-cell>
          <table:table-cell office:value-type="float" office:value="-286.25">
            <text:p>-286.25</text:p>
          </table:table-cell>
          <table:table-cell office:value-type="float" office:value="-229.75">
            <text:p>-229.75</text:p>
          </table:table-cell>
          <table:table-cell office:value-type="float" office:value="-525">
            <text:p>-525</text:p>
          </table:table-cell>
          <table:table-cell office:value-type="float" office:value="-0.0375754791283802">
            <text:p>-0.0375754791</text:p>
          </table:table-cell>
          <table:table-cell office:value-type="float" office:value="-0.019685545368863">
            <text:p>-0.0196855454</text:p>
          </table:table-cell>
          <table:table-cell office:value-type="float" office:value="-0.0319265385550961">
            <text:p>-0.0319265386</text:p>
          </table:table-cell>
          <table:table-cell office:value-type="float" office:value="0.871253179648855">
            <text:p>0.8712531796</text:p>
          </table:table-cell>
          <table:table-cell office:value-type="float" office:value="0.93186013177406">
            <text:p>0.9318601318</text:p>
          </table:table-cell>
          <table:table-cell office:value-type="float" office:value="0.890254950630819">
            <text:p>0.8902549506</text:p>
          </table:table-cell>
          <table:table-cell office:value-type="float" office:value="-18.0980097237349">
            <text:p>-18.0980097237</text:p>
          </table:table-cell>
          <table:table-cell office:value-type="float" office:value="0">
            <text:p>0</text:p>
          </table:table-cell>
          <table:table-cell office:value-type="float" office:value="-21.362242188276">
            <text:p>-21.362242188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6344">
            <text:p>6344</text:p>
          </table:table-cell>
          <table:table-cell office:value-type="float" office:value="11234">
            <text:p>11234</text:p>
          </table:table-cell>
          <table:table-cell office:value-type="float" office:value="17855">
            <text:p>17855</text:p>
          </table:table-cell>
          <table:table-cell office:value-type="float" office:value="-345.5">
            <text:p>-345.5</text:p>
          </table:table-cell>
          <table:table-cell office:value-type="float" office:value="294">
            <text:p>294</text:p>
          </table:table-cell>
          <table:table-cell office:value-type="float" office:value="-532.75">
            <text:p>-532.75</text:p>
          </table:table-cell>
          <table:table-cell office:value-type="float" office:value="-0.0544609079445145">
            <text:p>-0.0544609079</text:p>
          </table:table-cell>
          <table:table-cell office:value-type="float" office:value="0.0261705536763397">
            <text:p>0.0261705537</text:p>
          </table:table-cell>
          <table:table-cell office:value-type="float" office:value="-0.0298375805096612">
            <text:p>-0.0298375805</text:p>
          </table:table-cell>
          <table:table-cell office:value-type="float" office:value="0.815200163562715">
            <text:p>0.8152001636</text:p>
          </table:table-cell>
          <table:table-cell office:value-type="float" office:value="1.09293933771145">
            <text:p>1.0929393377</text:p>
          </table:table-cell>
          <table:table-cell office:value-type="float" office:value="0.8973134193891">
            <text:p>0.8973134194</text:p>
          </table:table-cell>
          <table:table-cell office:value-type="float" office:value="-12.3776179774513">
            <text:p>-12.3776179775</text:p>
          </table:table-cell>
          <table:table-cell office:value-type="float" office:value="26.8308481350665">
            <text:p>26.8308481351</text:p>
          </table:table-cell>
          <table:table-cell office:value-type="float" office:value="-22.8823532213392">
            <text:p>-22.882353221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5850">
            <text:p>5850</text:p>
          </table:table-cell>
          <table:table-cell office:value-type="float" office:value="11332">
            <text:p>11332</text:p>
          </table:table-cell>
          <table:table-cell office:value-type="float" office:value="17043">
            <text:p>17043</text:p>
          </table:table-cell>
          <table:table-cell office:value-type="float" office:value="-315">
            <text:p>-315</text:p>
          </table:table-cell>
          <table:table-cell office:value-type="float" office:value="141.25">
            <text:p>141.25</text:p>
          </table:table-cell>
          <table:table-cell office:value-type="float" office:value="-505.125">
            <text:p>-505.125</text:p>
          </table:table-cell>
          <table:table-cell office:value-type="float" office:value="-0.0538461538461538">
            <text:p>-0.0538461538</text:p>
          </table:table-cell>
          <table:table-cell office:value-type="float" office:value="0.0124647017296152">
            <text:p>0.0124647017</text:p>
          </table:table-cell>
          <table:table-cell office:value-type="float" office:value="-0.0296382679105791">
            <text:p>-0.0296382679</text:p>
          </table:table-cell>
          <table:table-cell office:value-type="float" office:value="0.817221301775148">
            <text:p>0.8172213018</text:p>
          </table:table-cell>
          <table:table-cell office:value-type="float" office:value="1.0439309788805">
            <text:p>1.0439309789</text:p>
          </table:table-cell>
          <table:table-cell office:value-type="float" office:value="0.897987779085462">
            <text:p>0.8979877791</text:p>
          </table:table-cell>
          <table:table-cell office:value-type="float" office:value="-12.5229627793498">
            <text:p>-12.5229627793</text:p>
          </table:table-cell>
          <table:table-cell office:value-type="float" office:value="0">
            <text:p>0</text:p>
          </table:table-cell>
          <table:table-cell office:value-type="float" office:value="-23.0385876607779">
            <text:p>-23.038587660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6942">
            <text:p>6942</text:p>
          </table:table-cell>
          <table:table-cell office:value-type="float" office:value="10926">
            <text:p>10926</text:p>
          </table:table-cell>
          <table:table-cell office:value-type="float" office:value="15826">
            <text:p>15826</text:p>
          </table:table-cell>
          <table:table-cell office:value-type="float" office:value="-155.875">
            <text:p>-155.875</text:p>
          </table:table-cell>
          <table:table-cell office:value-type="float" office:value="-188.75">
            <text:p>-188.75</text:p>
          </table:table-cell>
          <table:table-cell office:value-type="float" office:value="-313.5">
            <text:p>-313.5</text:p>
          </table:table-cell>
          <table:table-cell office:value-type="float" office:value="-0.0224539037741285">
            <text:p>-0.0224539038</text:p>
          </table:table-cell>
          <table:table-cell office:value-type="float" office:value="-0.0172753066080908">
            <text:p>-0.0172753066</text:p>
          </table:table-cell>
          <table:table-cell office:value-type="float" office:value="-0.0198091747756856">
            <text:p>-0.0198091748</text:p>
          </table:table-cell>
          <table:table-cell office:value-type="float" office:value="0.922399525268158">
            <text:p>0.9223995253</text:p>
          </table:table-cell>
          <table:table-cell office:value-type="float" office:value="0.940121361859753">
            <text:p>0.9401213619</text:p>
          </table:table-cell>
          <table:table-cell office:value-type="float" office:value="0.931436998959476">
            <text:p>0.931436999</text:p>
          </table:table-cell>
          <table:table-cell office:value-type="float" office:value="-30.5218995892362">
            <text:p>-30.52189958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6344">
            <text:p>6344</text:p>
          </table:table-cell>
          <table:table-cell office:value-type="float" office:value="9729">
            <text:p>9729</text:p>
          </table:table-cell>
          <table:table-cell office:value-type="float" office:value="15982">
            <text:p>15982</text:p>
          </table:table-cell>
          <table:table-cell office:value-type="float" office:value="-216.5">
            <text:p>-216.5</text:p>
          </table:table-cell>
          <table:table-cell office:value-type="float" office:value="-117.875">
            <text:p>-117.875</text:p>
          </table:table-cell>
          <table:table-cell office:value-type="float" office:value="-458.25">
            <text:p>-458.25</text:p>
          </table:table-cell>
          <table:table-cell office:value-type="float" office:value="-0.0341267339218159">
            <text:p>-0.0341267339</text:p>
          </table:table-cell>
          <table:table-cell office:value-type="float" office:value="-0.0121158392434988">
            <text:p>-0.0121158392</text:p>
          </table:table-cell>
          <table:table-cell office:value-type="float" office:value="-0.0286728819922413">
            <text:p>-0.028672882</text:p>
          </table:table-cell>
          <table:table-cell office:value-type="float" office:value="0.882839113851258">
            <text:p>0.8828391139</text:p>
          </table:table-cell>
          <table:table-cell office:value-type="float" office:value="0.95788227802648">
            <text:p>0.957882278</text:p>
          </table:table-cell>
          <table:table-cell office:value-type="float" office:value="0.901256295984168">
            <text:p>0.901256296</text:p>
          </table:table-cell>
          <table:table-cell office:value-type="float" office:value="-19.9623940636188">
            <text:p>-19.9623940636</text:p>
          </table:table-cell>
          <table:table-cell office:value-type="float" office:value="0">
            <text:p>0</text:p>
          </table:table-cell>
          <table:table-cell office:value-type="float" office:value="-23.8260575035093">
            <text:p>-23.826057503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5850">
            <text:p>5850</text:p>
          </table:table-cell>
          <table:table-cell office:value-type="float" office:value="10155">
            <text:p>10155</text:p>
          </table:table-cell>
          <table:table-cell office:value-type="float" office:value="17308">
            <text:p>17308</text:p>
          </table:table-cell>
          <table:table-cell office:value-type="float" office:value="-371.25">
            <text:p>-371.25</text:p>
          </table:table-cell>
          <table:table-cell office:value-type="float" office:value="-245.875">
            <text:p>-245.875</text:p>
          </table:table-cell>
          <table:table-cell office:value-type="float" office:value="-445.5">
            <text:p>-445.5</text:p>
          </table:table-cell>
          <table:table-cell office:value-type="float" office:value="-0.0634615384615385">
            <text:p>-0.0634615385</text:p>
          </table:table-cell>
          <table:table-cell office:value-type="float" office:value="-0.0242122107336288">
            <text:p>-0.0242122107</text:p>
          </table:table-cell>
          <table:table-cell office:value-type="float" office:value="-0.025739542408135">
            <text:p>-0.0257395424</text:p>
          </table:table-cell>
          <table:table-cell office:value-type="float" office:value="0.78577825443787">
            <text:p>0.7857782544</text:p>
          </table:table-cell>
          <table:table-cell office:value-type="float" office:value="0.916406275483574">
            <text:p>0.9164062755</text:p>
          </table:table-cell>
          <table:table-cell office:value-type="float" office:value="0.911210148696553">
            <text:p>0.9112101487</text:p>
          </table:table-cell>
          <table:table-cell office:value-type="float" office:value="-10.5719587249344">
            <text:p>-10.5719587249</text:p>
          </table:table-cell>
          <table:table-cell office:value-type="float" office:value="-28.2800111446923">
            <text:p>-28.2800111447</text:p>
          </table:table-cell>
          <table:table-cell office:value-type="float" office:value="-26.5811938109419">
            <text:p>-26.581193810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table:number-columns-repeated="2" office:value-type="float" office:value="708">
            <text:p>708</text:p>
          </table:table-cell>
          <table:table-cell office:value-type="float" office:value="6744">
            <text:p>6744</text:p>
          </table:table-cell>
          <table:table-cell office:value-type="float" office:value="9840">
            <text:p>9840</text:p>
          </table:table-cell>
          <table:table-cell office:value-type="float" office:value="16609">
            <text:p>16609</text:p>
          </table:table-cell>
          <table:table-cell office:value-type="float" office:value="-270.25">
            <text:p>-270.25</text:p>
          </table:table-cell>
          <table:table-cell office:value-type="float" office:value="-369">
            <text:p>-369</text:p>
          </table:table-cell>
          <table:table-cell office:value-type="float" office:value="-438.875">
            <text:p>-438.875</text:p>
          </table:table-cell>
          <table:table-cell office:value-type="float" office:value="-0.0400726571767497">
            <text:p>-0.0400726572</text:p>
          </table:table-cell>
          <table:table-cell office:value-type="float" office:value="-0.0375">
            <text:p>-0.0375</text:p>
          </table:table-cell>
          <table:table-cell office:value-type="float" office:value="-0.0264239267866819">
            <text:p>-0.0264239268</text:p>
          </table:table-cell>
          <table:table-cell office:value-type="float" office:value="0.862893102873659">
            <text:p>0.8628931029</text:p>
          </table:table-cell>
          <table:table-cell office:value-type="float" office:value="0.87150625">
            <text:p>0.87150625</text:p>
          </table:table-cell>
          <table:table-cell office:value-type="float" office:value="0.908884775103996">
            <text:p>0.9088847751</text:p>
          </table:table-cell>
          <table:table-cell office:value-type="float" office:value="-16.9483243944241">
            <text:p>-16.9483243944</text:p>
          </table:table-cell>
          <table:table-cell office:value-type="float" office:value="-18.1351435345782">
            <text:p>-18.1351435346</text:p>
          </table:table-cell>
          <table:table-cell office:value-type="float" office:value="-25.8836802709696">
            <text:p>-25.88368027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3">
            <text:p>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310">
            <text:p>7310</text:p>
          </table:table-cell>
          <table:table-cell office:value-type="float" office:value="9996">
            <text:p>9996</text:p>
          </table:table-cell>
          <table:table-cell office:value-type="float" office:value="15072">
            <text:p>15072</text:p>
          </table:table-cell>
          <table:table-cell office:value-type="float" office:value="-225.75">
            <text:p>-225.75</text:p>
          </table:table-cell>
          <table:table-cell office:value-type="float" office:value="-97.75">
            <text:p>-97.75</text:p>
          </table:table-cell>
          <table:table-cell office:value-type="float" office:value="-126">
            <text:p>-126</text:p>
          </table:table-cell>
          <table:table-cell office:value-type="float" office:value="-0.0308823529411765">
            <text:p>-0.0308823529</text:p>
          </table:table-cell>
          <table:table-cell office:value-type="float" office:value="-0.00977891156462585">
            <text:p>-0.0097789116</text:p>
          </table:table-cell>
          <table:table-cell office:value-type="float" office:value="-0.00835987261146497">
            <text:p>-0.0083598726</text:p>
          </table:table-cell>
          <table:table-cell office:value-type="float" office:value="0.893781055363322">
            <text:p>0.8937810554</text:p>
          </table:table-cell>
          <table:table-cell office:value-type="float" office:value="0.965961238662132">
            <text:p>0.9659612387</text:p>
          </table:table-cell>
          <table:table-cell office:value-type="float" office:value="0.970877425301229">
            <text:p>0.9708774253</text:p>
          </table:table-cell>
          <table:table-cell office:value-type="float" office:value="-22.0963803264171">
            <text:p>-22.09638032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6468">
            <text:p>6468</text:p>
          </table:table-cell>
          <table:table-cell office:value-type="float" office:value="9344">
            <text:p>9344</text:p>
          </table:table-cell>
          <table:table-cell office:value-type="float" office:value="14784">
            <text:p>14784</text:p>
          </table:table-cell>
          <table:table-cell office:value-type="float" office:value="-424.25">
            <text:p>-424.25</text:p>
          </table:table-cell>
          <table:table-cell office:value-type="float" office:value="-30">
            <text:p>-30</text:p>
          </table:table-cell>
          <table:table-cell office:value-type="float" office:value="-84">
            <text:p>-84</text:p>
          </table:table-cell>
          <table:table-cell office:value-type="float" office:value="-0.0655921459492888">
            <text:p>-0.0655921459</text:p>
          </table:table-cell>
          <table:table-cell office:value-type="float" office:value="-0.00321061643835616">
            <text:p>-0.0032106164</text:p>
          </table:table-cell>
          <table:table-cell office:value-type="float" office:value="-0.00568181818181818">
            <text:p>-0.0056818182</text:p>
          </table:table-cell>
          <table:table-cell office:value-type="float" office:value="0.778860055213545">
            <text:p>0.7788600552</text:p>
          </table:table-cell>
          <table:table-cell office:value-type="float" office:value="0.988783046259265">
            <text:p>0.9887830463</text:p>
          </table:table-cell>
          <table:table-cell office:value-type="float" office:value="0.980176911157025">
            <text:p>0.9801769112</text:p>
          </table:table-cell>
          <table:table-cell office:value-type="float" office:value="-10.2170411964674">
            <text:p>-10.21704119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5">
            <text:p>305</text:p>
          </table:table-cell>
          <table:table-cell office:value-type="float" office:value="6240">
            <text:p>6240</text:p>
          </table:table-cell>
          <table:table-cell office:value-type="float" office:value="9210">
            <text:p>9210</text:p>
          </table:table-cell>
          <table:table-cell office:value-type="float" office:value="14736">
            <text:p>14736</text:p>
          </table:table-cell>
          <table:table-cell office:value-type="float" office:value="-329.25">
            <text:p>-329.25</text:p>
          </table:table-cell>
          <table:table-cell office:value-type="float" office:value="105">
            <text:p>105</text:p>
          </table:table-cell>
          <table:table-cell office:value-type="float" office:value="168">
            <text:p>168</text:p>
          </table:table-cell>
          <table:table-cell office:value-type="float" office:value="-0.0527644230769231">
            <text:p>-0.0527644231</text:p>
          </table:table-cell>
          <table:table-cell table:number-columns-repeated="2" office:value-type="float" office:value="0.011400651465798">
            <text:p>0.0114006515</text:p>
          </table:table-cell>
          <table:table-cell office:value-type="float" office:value="0.820781324542345">
            <text:p>0.8207813245</text:p>
          </table:table-cell>
          <table:table-cell table:number-columns-repeated="2" office:value-type="float" office:value="1.04015703084383">
            <text:p>1.0401570308</text:p>
          </table:table-cell>
          <table:table-cell office:value-type="float" office:value="-12.78693446607">
            <text:p>-12.786934466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93">
            <text:p>293</text:p>
          </table:table-cell>
          <table:table-cell office:value-type="float" office:value="6426">
            <text:p>6426</text:p>
          </table:table-cell>
          <table:table-cell office:value-type="float" office:value="9273">
            <text:p>9273</text:p>
          </table:table-cell>
          <table:table-cell office:value-type="float" office:value="14688">
            <text:p>14688</text:p>
          </table:table-cell>
          <table:table-cell office:value-type="float" office:value="-331.75">
            <text:p>-331.75</text:p>
          </table:table-cell>
          <table:table-cell office:value-type="float" office:value="61.875">
            <text:p>61.875</text:p>
          </table:table-cell>
          <table:table-cell office:value-type="float" office:value="186">
            <text:p>186</text:p>
          </table:table-cell>
          <table:table-cell office:value-type="float" office:value="-0.0516262060379707">
            <text:p>-0.051626206</text:p>
          </table:table-cell>
          <table:table-cell office:value-type="float" office:value="0.00667259786476868">
            <text:p>0.0066725979</text:p>
          </table:table-cell>
          <table:table-cell office:value-type="float" office:value="0.0126633986928105">
            <text:p>0.0126633987</text:p>
          </table:table-cell>
          <table:table-cell office:value-type="float" office:value="0.824532198560857">
            <text:p>0.8245321986</text:p>
          </table:table-cell>
          <table:table-cell office:value-type="float" office:value="1.02344135870873">
            <text:p>1.0234413587</text:p>
          </table:table-cell>
          <table:table-cell office:value-type="float" office:value="1.04463620429108">
            <text:p>1.0446362043</text:p>
          </table:table-cell>
          <table:table-cell office:value-type="float" office:value="-13.076630885154">
            <text:p>-13.07663088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5712">
            <text:p>5712</text:p>
          </table:table-cell>
          <table:table-cell office:value-type="float" office:value="9312">
            <text:p>9312</text:p>
          </table:table-cell>
          <table:table-cell office:value-type="float" office:value="15072">
            <text:p>15072</text:p>
          </table:table-cell>
          <table:table-cell office:value-type="float" office:value="-226.625">
            <text:p>-226.625</text:p>
          </table:table-cell>
          <table:table-cell office:value-type="float" office:value="-4">
            <text:p>-4</text:p>
          </table:table-cell>
          <table:table-cell office:value-type="float" office:value="-126">
            <text:p>-126</text:p>
          </table:table-cell>
          <table:table-cell office:value-type="float" office:value="-0.0396752450980392">
            <text:p>-0.0396752451</text:p>
          </table:table-cell>
          <table:table-cell office:value-type="float" office:value="-0.000429553264604811">
            <text:p>-0.0004295533</text:p>
          </table:table-cell>
          <table:table-cell office:value-type="float" office:value="-0.00835987261146497">
            <text:p>-0.0083598726</text:p>
          </table:table-cell>
          <table:table-cell office:value-type="float" office:value="0.864221927301098">
            <text:p>0.8642219273</text:p>
          </table:table-cell>
          <table:table-cell office:value-type="float" office:value="0.998496925225257">
            <text:p>0.9984969252</text:p>
          </table:table-cell>
          <table:table-cell office:value-type="float" office:value="0.970877425301229">
            <text:p>0.9708774253</text:p>
          </table:table-cell>
          <table:table-cell office:value-type="float" office:value="-17.1216084824469">
            <text:p>-17.12160848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5376">
            <text:p>5376</text:p>
          </table:table-cell>
          <table:table-cell office:value-type="float" office:value="8976">
            <text:p>8976</text:p>
          </table:table-cell>
          <table:table-cell office:value-type="float" office:value="14784">
            <text:p>14784</text:p>
          </table:table-cell>
          <table:table-cell office:value-type="float" office:value="34.125">
            <text:p>34.125</text:p>
          </table:table-cell>
          <table:table-cell office:value-type="float" office:value="60">
            <text:p>60</text:p>
          </table:table-cell>
          <table:table-cell office:value-type="float" office:value="-84">
            <text:p>-84</text:p>
          </table:table-cell>
          <table:table-cell office:value-type="float" office:value="0.00634765625">
            <text:p>0.0063476563</text:p>
          </table:table-cell>
          <table:table-cell office:value-type="float" office:value="0.00668449197860963">
            <text:p>0.006684492</text:p>
          </table:table-cell>
          <table:table-cell office:value-type="float" office:value="-0.00568181818181818">
            <text:p>-0.0056818182</text:p>
          </table:table-cell>
          <table:table-cell office:value-type="float" office:value="1.02229577064514">
            <text:p>1.0222957706</text:p>
          </table:table-cell>
          <table:table-cell office:value-type="float" office:value="1.02348329949384">
            <text:p>1.0234832995</text:p>
          </table:table-cell>
          <table:table-cell office:value-type="float" office:value="0.980176911157025">
            <text:p>0.9801769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267">
            <text:p>267</text:p>
          </table:table-cell>
          <table:table-cell office:value-type="float" office:value="6048">
            <text:p>6048</text:p>
          </table:table-cell>
          <table:table-cell office:value-type="float" office:value="9225">
            <text:p>9225</text:p>
          </table:table-cell>
          <table:table-cell office:value-type="float" office:value="14736">
            <text:p>14736</text:p>
          </table:table-cell>
          <table:table-cell office:value-type="float" office:value="63">
            <text:p>63</text:p>
          </table:table-cell>
          <table:table-cell office:value-type="float" office:value="56.25">
            <text:p>56.25</text:p>
          </table:table-cell>
          <table:table-cell office:value-type="float" office:value="168">
            <text:p>168</text:p>
          </table:table-cell>
          <table:table-cell office:value-type="float" office:value="0.0104166666666667">
            <text:p>0.0104166667</text:p>
          </table:table-cell>
          <table:table-cell office:value-type="float" office:value="0.00609756097560976">
            <text:p>0.006097561</text:p>
          </table:table-cell>
          <table:table-cell office:value-type="float" office:value="0.011400651465798">
            <text:p>0.0114006515</text:p>
          </table:table-cell>
          <table:table-cell office:value-type="float" office:value="1.03667100694444">
            <text:p>1.0366710069</text:p>
          </table:table-cell>
          <table:table-cell office:value-type="float" office:value="1.02141433670434">
            <text:p>1.0214143367</text:p>
          </table:table-cell>
          <table:table-cell office:value-type="float" office:value="1.04015703084383">
            <text:p>1.04015703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6552">
            <text:p>6552</text:p>
          </table:table-cell>
          <table:table-cell office:value-type="float" office:value="9729">
            <text:p>9729</text:p>
          </table:table-cell>
          <table:table-cell office:value-type="float" office:value="14976">
            <text:p>14976</text:p>
          </table:table-cell>
          <table:table-cell office:value-type="float" office:value="-23.625">
            <text:p>-23.625</text:p>
          </table:table-cell>
          <table:table-cell office:value-type="float" office:value="92">
            <text:p>92</text:p>
          </table:table-cell>
          <table:table-cell office:value-type="float" office:value="-54">
            <text:p>-54</text:p>
          </table:table-cell>
          <table:table-cell office:value-type="float" office:value="-0.00360576923076923">
            <text:p>-0.0036057692</text:p>
          </table:table-cell>
          <table:table-cell office:value-type="float" office:value="0.00945626477541371">
            <text:p>0.0094562648</text:p>
          </table:table-cell>
          <table:table-cell office:value-type="float" office:value="-0.00360576923076923">
            <text:p>-0.0036057692</text:p>
          </table:table-cell>
          <table:table-cell office:value-type="float" office:value="0.987405290772929">
            <text:p>0.9874052908</text:p>
          </table:table-cell>
          <table:table-cell office:value-type="float" office:value="1.03327219176321">
            <text:p>1.0332721918</text:p>
          </table:table-cell>
          <table:table-cell office:value-type="float" office:value="0.987405290772929">
            <text:p>0.98740529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304">
            <text:p>304</text:p>
          </table:table-cell>
          <table:table-cell office:value-type="float" office:value="6384">
            <text:p>6384</text:p>
          </table:table-cell>
          <table:table-cell office:value-type="float" office:value="9285">
            <text:p>9285</text:p>
          </table:table-cell>
          <table:table-cell office:value-type="float" office:value="14592">
            <text:p>14592</text:p>
          </table:table-cell>
          <table:table-cell office:value-type="float" office:value="26.25">
            <text:p>26.2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0.00411184210526316">
            <text:p>0.0041118421</text:p>
          </table:table-cell>
          <table:table-cell office:value-type="float" office:value="0.00484652665589661">
            <text:p>0.0048465267</text:p>
          </table:table-cell>
          <table:table-cell office:value-type="float" office:value="0.00411184210526316">
            <text:p>0.0041118421</text:p>
          </table:table-cell>
          <table:table-cell office:value-type="float" office:value="1.0144245855696">
            <text:p>1.0144245856</text:p>
          </table:table-cell>
          <table:table-cell office:value-type="float" office:value="1.01700888138407">
            <text:p>1.0170088814</text:p>
          </table:table-cell>
          <table:table-cell office:value-type="float" office:value="1.0144245855696">
            <text:p>1.01442458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291">
            <text:p>291</text:p>
          </table:table-cell>
          <table:table-cell office:value-type="float" office:value="6144">
            <text:p>6144</text:p>
          </table:table-cell>
          <table:table-cell office:value-type="float" office:value="9225">
            <text:p>9225</text:p>
          </table:table-cell>
          <table:table-cell office:value-type="float" office:value="15408">
            <text:p>15408</text:p>
          </table:table-cell>
          <table:table-cell office:value-type="float" office:value="39">
            <text:p>39</text:p>
          </table:table-cell>
          <table:table-cell office:value-type="float" office:value="56.25">
            <text:p>56.25</text:p>
          </table:table-cell>
          <table:table-cell office:value-type="float" office:value="524.75">
            <text:p>524.75</text:p>
          </table:table-cell>
          <table:table-cell office:value-type="float" office:value="0.00634765625">
            <text:p>0.0063476563</text:p>
          </table:table-cell>
          <table:table-cell office:value-type="float" office:value="0.00609756097560976">
            <text:p>0.006097561</text:p>
          </table:table-cell>
          <table:table-cell office:value-type="float" office:value="0.0340569833852544">
            <text:p>0.0340569834</text:p>
          </table:table-cell>
          <table:table-cell office:value-type="float" office:value="1.02229577064514">
            <text:p>1.0222957706</text:p>
          </table:table-cell>
          <table:table-cell office:value-type="float" office:value="1.02141433670434">
            <text:p>1.0214143367</text:p>
          </table:table-cell>
          <table:table-cell office:value-type="float" office:value="1.12147280295831">
            <text:p>1.121472803</text:p>
          </table:table-cell>
          <table:table-cell table:number-columns-repeated="2" office:value-type="float" office:value="0">
            <text:p>0</text:p>
          </table:table-cell>
          <table:table-cell office:value-type="float" office:value="20.6972104146373">
            <text:p>20.697210414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6912">
            <text:p>6912</text:p>
          </table:table-cell>
          <table:table-cell office:value-type="float" office:value="9729">
            <text:p>9729</text:p>
          </table:table-cell>
          <table:table-cell office:value-type="float" office:value="15888">
            <text:p>15888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-48.125">
            <text:p>-48.125</text:p>
          </table:table-cell>
          <table:table-cell office:value-type="float" office:value="0.0104166666666667">
            <text:p>0.0104166667</text:p>
          </table:table-cell>
          <table:table-cell office:value-type="float" office:value="0.00945626477541371">
            <text:p>0.0094562648</text:p>
          </table:table-cell>
          <table:table-cell office:value-type="float" office:value="-0.00302901560926485">
            <text:p>-0.0030290156</text:p>
          </table:table-cell>
          <table:table-cell office:value-type="float" office:value="1.03667100694444">
            <text:p>1.0366710069</text:p>
          </table:table-cell>
          <table:table-cell office:value-type="float" office:value="1.03327219176321">
            <text:p>1.0332721918</text:p>
          </table:table-cell>
          <table:table-cell office:value-type="float" office:value="0.989416428241273">
            <text:p>0.98941642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70">
            <text:p>270</text:p>
          </table:table-cell>
          <table:table-cell office:value-type="float" office:value="6237">
            <text:p>6237</text:p>
          </table:table-cell>
          <table:table-cell office:value-type="float" office:value="9360">
            <text:p>9360</text:p>
          </table:table-cell>
          <table:table-cell office:value-type="float" office:value="14976">
            <text:p>14976</text:p>
          </table:table-cell>
          <table:table-cell office:value-type="float" office:value="-120.5">
            <text:p>-120.5</text:p>
          </table:table-cell>
          <table:table-cell office:value-type="float" office:value="-33.75">
            <text:p>-33.75</text:p>
          </table:table-cell>
          <table:table-cell office:value-type="float" office:value="-54">
            <text:p>-54</text:p>
          </table:table-cell>
          <table:table-cell office:value-type="float" office:value="-0.0193201859868527">
            <text:p>-0.019320186</text:p>
          </table:table-cell>
          <table:table-cell table:number-columns-repeated="2" office:value-type="float" office:value="-0.00360576923076923">
            <text:p>-0.0036057692</text:p>
          </table:table-cell>
          <table:table-cell office:value-type="float" office:value="0.933110957435686">
            <text:p>0.9331109574</text:p>
          </table:table-cell>
          <table:table-cell table:number-columns-repeated="2" office:value-type="float" office:value="0.987405290772929">
            <text:p>0.98740529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60">
            <text:p>260</text:p>
          </table:table-cell>
          <table:table-cell office:value-type="float" office:value="5922">
            <text:p>5922</text:p>
          </table:table-cell>
          <table:table-cell office:value-type="float" office:value="9120">
            <text:p>9120</text:p>
          </table:table-cell>
          <table:table-cell office:value-type="float" office:value="14592">
            <text:p>14592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60">
            <text:p>60</text:p>
          </table:table-cell>
          <table:table-cell office:value-type="float" office:value="0.00405268490374873">
            <text:p>0.0040526849</text:p>
          </table:table-cell>
          <table:table-cell table:number-columns-repeated="2" office:value-type="float" office:value="0.00411184210526316">
            <text:p>0.0041118421</text:p>
          </table:table-cell>
          <table:table-cell office:value-type="float" office:value="1.01421658870278">
            <text:p>1.0142165887</text:p>
          </table:table-cell>
          <table:table-cell table:number-columns-repeated="2" office:value-type="float" office:value="1.0144245855696">
            <text:p>1.01442458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89">
            <text:p>589</text:p>
          </table:table-cell>
          <table:table-cell table:number-columns-repeated="2" office:value-type="float" office:value="281">
            <text:p>281</text:p>
          </table:table-cell>
          <table:table-cell office:value-type="float" office:value="7200">
            <text:p>7200</text:p>
          </table:table-cell>
          <table:table-cell office:value-type="float" office:value="9960">
            <text:p>9960</text:p>
          </table:table-cell>
          <table:table-cell office:value-type="float" office:value="16486">
            <text:p>16486</text:p>
          </table:table-cell>
          <table:table-cell office:value-type="float" office:value="54">
            <text:p>54</text:p>
          </table:table-cell>
          <table:table-cell office:value-type="float" office:value="107.875">
            <text:p>107.875</text:p>
          </table:table-cell>
          <table:table-cell office:value-type="float" office:value="178.625">
            <text:p>178.625</text:p>
          </table:table-cell>
          <table:table-cell office:value-type="float" office:value="0.0075">
            <text:p>0.0075</text:p>
          </table:table-cell>
          <table:table-cell office:value-type="float" office:value="0.0108308232931727">
            <text:p>0.0108308233</text:p>
          </table:table-cell>
          <table:table-cell office:value-type="float" office:value="0.0108349508674026">
            <text:p>0.0108349509</text:p>
          </table:table-cell>
          <table:table-cell office:value-type="float" office:value="1.02636025">
            <text:p>1.02636025</text:p>
          </table:table-cell>
          <table:table-cell office:value-type="float" office:value="1.03813780272319">
            <text:p>1.0381378027</text:p>
          </table:table-cell>
          <table:table-cell office:value-type="float" office:value="1.0381524245101">
            <text:p>1.03815242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5880">
            <text:p>5880</text:p>
          </table:table-cell>
          <table:table-cell office:value-type="float" office:value="9913">
            <text:p>9913</text:p>
          </table:table-cell>
          <table:table-cell office:value-type="float" office:value="15888">
            <text:p>15888</text:p>
          </table:table-cell>
          <table:table-cell office:value-type="float" office:value="1.875">
            <text:p>1.875</text:p>
          </table:table-cell>
          <table:table-cell office:value-type="float" office:value="-5.75">
            <text:p>-5.75</text:p>
          </table:table-cell>
          <table:table-cell office:value-type="float" office:value="-153.25">
            <text:p>-153.25</text:p>
          </table:table-cell>
          <table:table-cell office:value-type="float" office:value="0.000318877551020408">
            <text:p>0.0003188776</text:p>
          </table:table-cell>
          <table:table-cell office:value-type="float" office:value="-0.000580046403712297">
            <text:p>-0.0005800464</text:p>
          </table:table-cell>
          <table:table-cell office:value-type="float" office:value="-0.00964564451158107">
            <text:p>-0.0096456445</text:p>
          </table:table-cell>
          <table:table-cell office:value-type="float" office:value="1.00111627072704">
            <text:p>1.0011162707</text:p>
          </table:table-cell>
          <table:table-cell office:value-type="float" office:value="0.997970497036515">
            <text:p>0.997970497</text:p>
          </table:table-cell>
          <table:table-cell office:value-type="float" office:value="0.966422599587232">
            <text:p>0.96642259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308">
            <text:p>308</text:p>
          </table:table-cell>
          <table:table-cell office:value-type="float" office:value="5588">
            <text:p>5588</text:p>
          </table:table-cell>
          <table:table-cell office:value-type="float" office:value="9285">
            <text:p>9285</text:p>
          </table:table-cell>
          <table:table-cell office:value-type="float" office:value="14256">
            <text:p>14256</text:p>
          </table:table-cell>
          <table:table-cell office:value-type="float" office:value="70.375">
            <text:p>70.375</text:p>
          </table:table-cell>
          <table:table-cell office:value-type="float" office:value="-183.375">
            <text:p>-183.375</text:p>
          </table:table-cell>
          <table:table-cell office:value-type="float" office:value="-334.625">
            <text:p>-334.625</text:p>
          </table:table-cell>
          <table:table-cell office:value-type="float" office:value="0.0125939513242663">
            <text:p>0.0125939513</text:p>
          </table:table-cell>
          <table:table-cell office:value-type="float" office:value="-0.0197495961227787">
            <text:p>-0.0197495961</text:p>
          </table:table-cell>
          <table:table-cell office:value-type="float" office:value="-0.0234725729517396">
            <text:p>-0.023472573</text:p>
          </table:table-cell>
          <table:table-cell office:value-type="float" office:value="1.04438970055045">
            <text:p>1.0443897006</text:p>
          </table:table-cell>
          <table:table-cell office:value-type="float" office:value="0.93164090480242">
            <text:p>0.9316409048</text:p>
          </table:table-cell>
          <table:table-cell office:value-type="float" office:value="0.918925879563622">
            <text:p>0.9189258796</text:p>
          </table:table-cell>
          <table:table-cell table:number-columns-repeated="2" office:value-type="float" office:value="0">
            <text:p>0</text:p>
          </table:table-cell>
          <table:table-cell office:value-type="float" office:value="-29.1821439490651">
            <text:p>-29.182143949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307">
            <text:p>307</text:p>
          </table:table-cell>
          <table:table-cell office:value-type="float" office:value="6576">
            <text:p>6576</text:p>
          </table:table-cell>
          <table:table-cell office:value-type="float" office:value="9683">
            <text:p>9683</text:p>
          </table:table-cell>
          <table:table-cell office:value-type="float" office:value="15031">
            <text:p>15031</text:p>
          </table:table-cell>
          <table:table-cell office:value-type="float" office:value="299.625">
            <text:p>299.625</text:p>
          </table:table-cell>
          <table:table-cell office:value-type="float" office:value="131.857142857143">
            <text:p>131.8571428571</text:p>
          </table:table-cell>
          <table:table-cell office:value-type="float" office:value="685">
            <text:p>685</text:p>
          </table:table-cell>
          <table:table-cell office:value-type="float" office:value="0.0455634124087591">
            <text:p>0.0455634124</text:p>
          </table:table-cell>
          <table:table-cell office:value-type="float" office:value="0.013617385402989">
            <text:p>0.0136173854</text:p>
          </table:table-cell>
          <table:table-cell office:value-type="float" office:value="0.0455724835340297">
            <text:p>0.0455724835</text:p>
          </table:table-cell>
          <table:table-cell office:value-type="float" office:value="1.1635409515493">
            <text:p>1.1635409515</text:p>
          </table:table-cell>
          <table:table-cell office:value-type="float" office:value="1.04802429795348">
            <text:p>1.048024298</text:p>
          </table:table-cell>
          <table:table-cell office:value-type="float" office:value="1.1635743208298">
            <text:p>1.1635743208</text:p>
          </table:table-cell>
          <table:table-cell office:value-type="float" office:value="15.556802226884">
            <text:p>15.5568022269</text:p>
          </table:table-cell>
          <table:table-cell office:value-type="float" office:value="0">
            <text:p>0</text:p>
          </table:table-cell>
          <table:table-cell office:value-type="float" office:value="15.553773643419">
            <text:p>15.553773643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4">
            <text:p>4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6647">
            <text:p>6647</text:p>
          </table:table-cell>
          <table:table-cell office:value-type="float" office:value="10124">
            <text:p>10124</text:p>
          </table:table-cell>
          <table:table-cell office:value-type="float" office:value="16837">
            <text:p>16837</text:p>
          </table:table-cell>
          <table:table-cell office:value-type="float" office:value="237.25">
            <text:p>237.25</text:p>
          </table:table-cell>
          <table:table-cell office:value-type="float" office:value="-94.5">
            <text:p>-94.5</text:p>
          </table:table-cell>
          <table:table-cell office:value-type="float" office:value="924.625">
            <text:p>924.625</text:p>
          </table:table-cell>
          <table:table-cell office:value-type="float" office:value="0.0356927937415375">
            <text:p>0.0356927937</text:p>
          </table:table-cell>
          <table:table-cell office:value-type="float" office:value="-0.00933425523508495">
            <text:p>-0.0093342552</text:p>
          </table:table-cell>
          <table:table-cell office:value-type="float" office:value="0.0549162558650591">
            <text:p>0.0549162559</text:p>
          </table:table-cell>
          <table:table-cell office:value-type="float" office:value="1.12742177012453">
            <text:p>1.1274217701</text:p>
          </table:table-cell>
          <table:table-cell office:value-type="float" office:value="0.967500878185958">
            <text:p>0.9675008782</text:p>
          </table:table-cell>
          <table:table-cell office:value-type="float" office:value="1.19811785403785">
            <text:p>1.198117854</text:p>
          </table:table-cell>
          <table:table-cell office:value-type="float" office:value="19.7643552912059">
            <text:p>19.7643552912</text:p>
          </table:table-cell>
          <table:table-cell office:value-type="float" office:value="0">
            <text:p>0</text:p>
          </table:table-cell>
          <table:table-cell office:value-type="float" office:value="12.9653800536546">
            <text:p>12.965380053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6286">
            <text:p>6286</text:p>
          </table:table-cell>
          <table:table-cell office:value-type="float" office:value="9573">
            <text:p>9573</text:p>
          </table:table-cell>
          <table:table-cell office:value-type="float" office:value="15921">
            <text:p>15921</text:p>
          </table:table-cell>
          <table:table-cell office:value-type="float" office:value="174.25">
            <text:p>174.25</text:p>
          </table:table-cell>
          <table:table-cell office:value-type="float" office:value="724.625">
            <text:p>724.625</text:p>
          </table:table-cell>
          <table:table-cell office:value-type="float" office:value="1205.125">
            <text:p>1205.125</text:p>
          </table:table-cell>
          <table:table-cell office:value-type="float" office:value="0.0277203308940503">
            <text:p>0.0277203309</text:p>
          </table:table-cell>
          <table:table-cell office:value-type="float" office:value="0.0756946620704064">
            <text:p>0.0756946621</text:p>
          </table:table-cell>
          <table:table-cell office:value-type="float" office:value="0.0756940518811632">
            <text:p>0.0756940519</text:p>
          </table:table-cell>
          <table:table-cell office:value-type="float" office:value="1.09852725494913">
            <text:p>1.0985272549</text:p>
          </table:table-cell>
          <table:table-cell office:value-type="float" office:value="1.27616149370369">
            <text:p>1.2761614937</text:p>
          </table:table-cell>
          <table:table-cell office:value-type="float" office:value="1.27615917698484">
            <text:p>1.276159177</text:p>
          </table:table-cell>
          <table:table-cell office:value-type="float" office:value="25.350005270643">
            <text:p>25.3500052706</text:p>
          </table:table-cell>
          <table:table-cell office:value-type="float" office:value="9.49950667943245">
            <text:p>9.4995066794</text:p>
          </table:table-cell>
          <table:table-cell office:value-type="float" office:value="9.49958053031285">
            <text:p>9.499580530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74">
            <text:p>374</text:p>
          </table:table-cell>
          <table:table-cell table:number-columns-repeated="2" office:value-type="float" office:value="256">
            <text:p>256</text:p>
          </table:table-cell>
          <table:table-cell office:value-type="float" office:value="6136">
            <text:p>6136</text:p>
          </table:table-cell>
          <table:table-cell office:value-type="float" office:value="9306">
            <text:p>9306</text:p>
          </table:table-cell>
          <table:table-cell office:value-type="float" office:value="15543">
            <text:p>15543</text:p>
          </table:table-cell>
          <table:table-cell office:value-type="float" office:value="279.285714285714">
            <text:p>279.2857142857</text:p>
          </table:table-cell>
          <table:table-cell office:value-type="float" office:value="424.571428571429">
            <text:p>424.5714285714</text:p>
          </table:table-cell>
          <table:table-cell office:value-type="float" office:value="1472.57142857143">
            <text:p>1472.5714285714</text:p>
          </table:table-cell>
          <table:table-cell office:value-type="float" office:value="0.0455159247532129">
            <text:p>0.0455159248</text:p>
          </table:table-cell>
          <table:table-cell office:value-type="float" office:value="0.045623407325535">
            <text:p>0.0456234073</text:p>
          </table:table-cell>
          <table:table-cell office:value-type="float" office:value="0.0947417762704387">
            <text:p>0.0947417763</text:p>
          </table:table-cell>
          <table:table-cell office:value-type="float" office:value="1.16336626747228">
            <text:p>1.1633662675</text:p>
          </table:table-cell>
          <table:table-cell office:value-type="float" office:value="1.16376165641952">
            <text:p>1.1637616564</text:p>
          </table:table-cell>
          <table:table-cell office:value-type="float" office:value="1.34918918512146">
            <text:p>1.3491891851</text:p>
          </table:table-cell>
          <table:table-cell office:value-type="float" office:value="15.5726766645633">
            <text:p>15.5726766646</text:p>
          </table:table-cell>
          <table:table-cell office:value-type="float" office:value="15.5367940325931">
            <text:p>15.5367940326</text:p>
          </table:table-cell>
          <table:table-cell office:value-type="float" office:value="7.65751827514155">
            <text:p>7.657518275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5877">
            <text:p>5877</text:p>
          </table:table-cell>
          <table:table-cell office:value-type="float" office:value="10520">
            <text:p>10520</text:p>
          </table:table-cell>
          <table:table-cell office:value-type="float" office:value="19016">
            <text:p>19016</text:p>
          </table:table-cell>
          <table:table-cell office:value-type="float" office:value="0">
            <text:p>0</text:p>
          </table:table-cell>
          <table:table-cell office:value-type="float" office:value="604.8">
            <text:p>604.8</text:p>
          </table:table-cell>
          <table:table-cell office:value-type="float" office:value="1341.5">
            <text:p>1341.5</text:p>
          </table:table-cell>
          <table:table-cell office:value-type="float" office:value="0">
            <text:p>0</text:p>
          </table:table-cell>
          <table:table-cell office:value-type="float" office:value="0.0574904942965779">
            <text:p>0.0574904943</text:p>
          </table:table-cell>
          <table:table-cell office:value-type="float" office:value="0.0705458561211611">
            <text:p>0.0705458561</text:p>
          </table:table-cell>
          <table:table-cell office:value-type="float" office:value="0.85">
            <text:p>0.85</text:p>
          </table:table-cell>
          <table:table-cell office:value-type="float" office:value="1.20769483762957">
            <text:p>1.2076948376</text:p>
          </table:table-cell>
          <table:table-cell office:value-type="float" office:value="1.25666486334316">
            <text:p>1.2566648633</text:p>
          </table:table-cell>
          <table:table-cell office:value-type="float" office:value="0">
            <text:p>0</text:p>
          </table:table-cell>
          <table:table-cell office:value-type="float" office:value="12.4000716779849">
            <text:p>12.400071678</text:p>
          </table:table-cell>
          <table:table-cell office:value-type="float" office:value="10.1681203184022">
            <text:p>10.168120318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5617">
            <text:p>5617</text:p>
          </table:table-cell>
          <table:table-cell office:value-type="float" office:value="12757">
            <text:p>12757</text:p>
          </table:table-cell>
          <table:table-cell office:value-type="float" office:value="23883">
            <text:p>23883</text:p>
          </table:table-cell>
          <table:table-cell office:value-type="float" office:value="0">
            <text:p>0</text:p>
          </table:table-cell>
          <table:table-cell office:value-type="float" office:value="667">
            <text:p>667</text:p>
          </table:table-cell>
          <table:table-cell office:value-type="float" office:value="1248.6">
            <text:p>1248.6</text:p>
          </table:table-cell>
          <table:table-cell office:value-type="float" office:value="0">
            <text:p>0</text:p>
          </table:table-cell>
          <table:table-cell office:value-type="float" office:value="0.0522850199890256">
            <text:p>0.05228502</text:p>
          </table:table-cell>
          <table:table-cell office:value-type="float" office:value="0.0522798643386509">
            <text:p>0.0522798643</text:p>
          </table:table-cell>
          <table:table-cell office:value-type="float" office:value="0.85">
            <text:p>0.85</text:p>
          </table:table-cell>
          <table:table-cell office:value-type="float" office:value="1.18835566765949">
            <text:p>1.1883556677</text:p>
          </table:table-cell>
          <table:table-cell office:value-type="float" office:value="1.1883365662472">
            <text:p>1.1883365662</text:p>
          </table:table-cell>
          <table:table-cell office:value-type="float" office:value="0">
            <text:p>0</text:p>
          </table:table-cell>
          <table:table-cell office:value-type="float" office:value="13.6007192500405">
            <text:p>13.60071925</text:p>
          </table:table-cell>
          <table:table-cell office:value-type="float" office:value="13.6020268990181">
            <text:p>13.60202689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04">
            <text:p>304</text:p>
          </table:table-cell>
          <table:table-cell office:value-type="float" office:value="5369">
            <text:p>5369</text:p>
          </table:table-cell>
          <table:table-cell office:value-type="float" office:value="12983">
            <text:p>12983</text:p>
          </table:table-cell>
          <table:table-cell office:value-type="float" office:value="26272">
            <text:p>26272</text:p>
          </table:table-cell>
          <table:table-cell office:value-type="float" office:value="0">
            <text:p>0</text:p>
          </table:table-cell>
          <table:table-cell office:value-type="float" office:value="1006.75">
            <text:p>1006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775437110067011">
            <text:p>0.077543711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28318852167217">
            <text:p>1.2831885217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9.28105306045546">
            <text:p>9.2810530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321">
            <text:p>321</text:p>
          </table:table-cell>
          <table:table-cell office:value-type="float" office:value="5131">
            <text:p>5131</text:p>
          </table:table-cell>
          <table:table-cell office:value-type="float" office:value="13653">
            <text:p>13653</text:p>
          </table:table-cell>
          <table:table-cell office:value-type="float" office:value="28900">
            <text:p>28900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31">
            <text:p>331</text:p>
          </table:table-cell>
          <table:table-cell office:value-type="float" office:value="4904">
            <text:p>4904</text:p>
          </table:table-cell>
          <table:table-cell office:value-type="float" office:value="14541">
            <text:p>14541</text:p>
          </table:table-cell>
          <table:table-cell office:value-type="float" office:value="31790">
            <text:p>31790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25">
            <text:p>1.25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7">
            <text:p>97</text:p>
          </table:table-cell>
          <table:table-cell office:value-type="float" office:value="3791.5">
            <text:p>3791.5</text:p>
          </table:table-cell>
          <table:table-cell office:value-type="float" office:value="15676.75">
            <text:p>15676.75</text:p>
          </table:table-cell>
          <table:table-cell office:value-type="float" office:value="10.8225">
            <text:p>10.8225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97">
            <text:p>297</text:p>
          </table:table-cell>
          <table:table-cell office:value-type="float" office:value="4687">
            <text:p>4687</text:p>
          </table:table-cell>
          <table:table-cell office:value-type="float" office:value="15258">
            <text:p>15258</text:p>
          </table:table-cell>
          <table:table-cell office:value-type="float" office:value="34970">
            <text:p>34970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16">
            <text:p>1.16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8">
            <text:p>98</text:p>
          </table:table-cell>
          <table:table-cell office:value-type="float" office:value="3791.33333333333">
            <text:p>3791.3333333333</text:p>
          </table:table-cell>
          <table:table-cell office:value-type="float" office:value="18765.6666666667">
            <text:p>18765.6666666667</text:p>
          </table:table-cell>
          <table:table-cell office:value-type="float" office:value="8.82">
            <text:p>8.8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82">
            <text:p>282</text:p>
          </table:table-cell>
          <table:table-cell office:value-type="float" office:value="4480">
            <text:p>4480</text:p>
          </table:table-cell>
          <table:table-cell office:value-type="float" office:value="16148">
            <text:p>16148</text:p>
          </table:table-cell>
          <table:table-cell office:value-type="float" office:value="38468">
            <text:p>38468</text:p>
          </table:table-cell>
          <table:table-cell table:number-columns-repeated="6"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1.25">
            <text:p>1.25</text:p>
          </table:table-cell>
          <table:table-cell office:value-type="float" office:value="1.35">
            <text:p>1.3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85">
            <text:p>0.85</text:p>
          </table:table-cell>
          <table:table-cell office:value-type="float" office:value="1.25">
            <text:p>1.25</text:p>
          </table:table-cell>
          <table:table-cell office:value-type="float" office:value="1.35">
            <text:p>1.35</text:p>
          </table:table-cell>
          <table:table-cell office:value-type="float" office:value="-15">
            <text:p>-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.3">
            <text:p>15.3</text:p>
          </table:table-cell>
          <table:table-cell office:value-type="float" office:value="16.6">
            <text:p>16.6</text:p>
          </table:table-cell>
          <table:table-cell office:value-type="float" office:value="28.8">
            <text:p>28.8</text:p>
          </table:table-cell>
          <table:table-cell office:value-type="float" office:value="15102">
            <text:p>15102</text:p>
          </table:table-cell>
          <table:table-cell office:value-type="float" office:value="16271">
            <text:p>16271</text:p>
          </table:table-cell>
          <table:table-cell office:value-type="float" office:value="16973">
            <text:p>169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57:00.73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1050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8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588">
                <text:p>11588</text:p>
              </table:table-cell>
              <table:table-cell office:value-type="float" office:value="19406">
                <text:p>19406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8421">
                <text:p>18421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232">
                <text:p>11232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846">
                <text:p>11846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602">
                <text:p>11602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279">
                <text:p>11279</text:p>
              </table:table-cell>
              <table:table-cell office:value-type="float" office:value="16168">
                <text:p>16168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846">
                <text:p>11846</text:p>
              </table:table-cell>
              <table:table-cell office:value-type="float" office:value="15450">
                <text:p>1545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226">
                <text:p>11226</text:p>
              </table:table-cell>
              <table:table-cell office:value-type="float" office:value="14650">
                <text:p>14650</text:p>
              </table:table-cell>
              <table:table-cell office:value-type="float" office:value="20312">
                <text:p>2031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741">
                <text:p>10741</text:p>
              </table:table-cell>
              <table:table-cell office:value-type="float" office:value="14294">
                <text:p>14294</text:p>
              </table:table-cell>
              <table:table-cell office:value-type="float" office:value="21628">
                <text:p>2162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082">
                <text:p>11082</text:p>
              </table:table-cell>
              <table:table-cell office:value-type="float" office:value="14328">
                <text:p>14328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330">
                <text:p>11330</text:p>
              </table:table-cell>
              <table:table-cell office:value-type="float" office:value="15246">
                <text:p>15246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226">
                <text:p>11226</text:p>
              </table:table-cell>
              <table:table-cell office:value-type="float" office:value="14855">
                <text:p>14855</text:p>
              </table:table-cell>
              <table:table-cell office:value-type="float" office:value="20450">
                <text:p>20450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216">
                <text:p>11216</text:p>
              </table:table-cell>
              <table:table-cell office:value-type="float" office:value="15478">
                <text:p>15478</text:p>
              </table:table-cell>
              <table:table-cell office:value-type="float" office:value="21663">
                <text:p>2166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190">
                <text:p>11190</text:p>
              </table:table-cell>
              <table:table-cell office:value-type="float" office:value="15552">
                <text:p>15552</text:p>
              </table:table-cell>
              <table:table-cell office:value-type="float" office:value="21673">
                <text:p>2167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262">
                <text:p>11262</text:p>
              </table:table-cell>
              <table:table-cell office:value-type="float" office:value="14646">
                <text:p>14646</text:p>
              </table:table-cell>
              <table:table-cell office:value-type="float" office:value="20829">
                <text:p>2082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66">
                <text:p>11266</text:p>
              </table:table-cell>
              <table:table-cell office:value-type="float" office:value="14665">
                <text:p>14665</text:p>
              </table:table-cell>
              <table:table-cell office:value-type="float" office:value="20208">
                <text:p>2020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048">
                <text:p>11048</text:p>
              </table:table-cell>
              <table:table-cell office:value-type="float" office:value="14370">
                <text:p>14370</text:p>
              </table:table-cell>
              <table:table-cell office:value-type="float" office:value="21047">
                <text:p>2104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136">
                <text:p>11136</text:p>
              </table:table-cell>
              <table:table-cell office:value-type="float" office:value="14252">
                <text:p>14252</text:p>
              </table:table-cell>
              <table:table-cell office:value-type="float" office:value="20767">
                <text:p>2076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322">
                <text:p>11322</text:p>
              </table:table-cell>
              <table:table-cell office:value-type="float" office:value="14634">
                <text:p>14634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470">
                <text:p>10470</text:p>
              </table:table-cell>
              <table:table-cell office:value-type="float" office:value="14518">
                <text:p>14518</text:p>
              </table:table-cell>
              <table:table-cell office:value-type="float" office:value="20418">
                <text:p>2041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528">
                <text:p>10528</text:p>
              </table:table-cell>
              <table:table-cell office:value-type="float" office:value="14038">
                <text:p>14038</text:p>
              </table:table-cell>
              <table:table-cell office:value-type="float" office:value="21047">
                <text:p>21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4252">
                <text:p>14252</text:p>
              </table:table-cell>
              <table:table-cell office:value-type="float" office:value="20807">
                <text:p>2080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870">
                <text:p>9870</text:p>
              </table:table-cell>
              <table:table-cell office:value-type="float" office:value="13906">
                <text:p>13906</text:p>
              </table:table-cell>
              <table:table-cell office:value-type="float" office:value="20010">
                <text:p>20010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051">
                <text:p>9051</text:p>
              </table:table-cell>
              <table:table-cell office:value-type="float" office:value="13887">
                <text:p>13887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638">
                <text:p>9638</text:p>
              </table:table-cell>
              <table:table-cell office:value-type="float" office:value="13162">
                <text:p>13162</text:p>
              </table:table-cell>
              <table:table-cell office:value-type="float" office:value="18983">
                <text:p>1898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650">
                <text:p>9650</text:p>
              </table:table-cell>
              <table:table-cell office:value-type="float" office:value="13195">
                <text:p>13195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384">
                <text:p>9384</text:p>
              </table:table-cell>
              <table:table-cell office:value-type="float" office:value="13652">
                <text:p>13652</text:p>
              </table:table-cell>
              <table:table-cell office:value-type="float" office:value="19124">
                <text:p>1912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255">
                <text:p>9255</text:p>
              </table:table-cell>
              <table:table-cell office:value-type="float" office:value="12637">
                <text:p>12637</text:p>
              </table:table-cell>
              <table:table-cell office:value-type="float" office:value="19557">
                <text:p>1955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930">
                <text:p>8930</text:p>
              </table:table-cell>
              <table:table-cell office:value-type="float" office:value="12256">
                <text:p>12256</text:p>
              </table:table-cell>
              <table:table-cell office:value-type="float" office:value="17664">
                <text:p>176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860">
                <text:p>8860</text:p>
              </table:table-cell>
              <table:table-cell office:value-type="float" office:value="12468">
                <text:p>12468</text:p>
              </table:table-cell>
              <table:table-cell office:value-type="float" office:value="17700">
                <text:p>17700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108">
                <text:p>12108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94">
                <text:p>8494</text:p>
              </table:table-cell>
              <table:table-cell office:value-type="float" office:value="11696">
                <text:p>11696</text:p>
              </table:table-cell>
              <table:table-cell office:value-type="float" office:value="16857">
                <text:p>1685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734">
                <text:p>8734</text:p>
              </table:table-cell>
              <table:table-cell office:value-type="float" office:value="11595">
                <text:p>11595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350">
                <text:p>8350</text:p>
              </table:table-cell>
              <table:table-cell office:value-type="float" office:value="12284">
                <text:p>12284</text:p>
              </table:table-cell>
              <table:table-cell office:value-type="float" office:value="17654">
                <text:p>1765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4">
                <text:p>8244</text:p>
              </table:table-cell>
              <table:table-cell office:value-type="float" office:value="11768">
                <text:p>11768</text:p>
              </table:table-cell>
              <table:table-cell office:value-type="float" office:value="18370">
                <text:p>1837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30">
                <text:p>8330</text:p>
              </table:table-cell>
              <table:table-cell office:value-type="float" office:value="10956">
                <text:p>10956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50">
                <text:p>7950</text:p>
              </table:table-cell>
              <table:table-cell office:value-type="float" office:value="10986">
                <text:p>10986</text:p>
              </table:table-cell>
              <table:table-cell office:value-type="float" office:value="15868">
                <text:p>1586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145">
                <text:p>8145</text:p>
              </table:table-cell>
              <table:table-cell office:value-type="float" office:value="10888">
                <text:p>10888</text:p>
              </table:table-cell>
              <table:table-cell office:value-type="float" office:value="16966">
                <text:p>1696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702">
                <text:p>10702</text:p>
              </table:table-cell>
              <table:table-cell office:value-type="float" office:value="15996">
                <text:p>1599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76">
                <text:p>7776</text:p>
              </table:table-cell>
              <table:table-cell office:value-type="float" office:value="10690">
                <text:p>10690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889">
                <text:p>10889</text:p>
              </table:table-cell>
              <table:table-cell office:value-type="float" office:value="18023">
                <text:p>1802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8004">
                <text:p>8004</text:p>
              </table:table-cell>
              <table:table-cell office:value-type="float" office:value="11968">
                <text:p>11968</text:p>
              </table:table-cell>
              <table:table-cell office:value-type="float" office:value="17399">
                <text:p>1739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952">
                <text:p>7952</text:p>
              </table:table-cell>
              <table:table-cell office:value-type="float" office:value="11210">
                <text:p>11210</text:p>
              </table:table-cell>
              <table:table-cell office:value-type="float" office:value="16775">
                <text:p>1677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58">
                <text:p>7958</text:p>
              </table:table-cell>
              <table:table-cell office:value-type="float" office:value="11263">
                <text:p>11263</text:p>
              </table:table-cell>
              <table:table-cell office:value-type="float" office:value="16812">
                <text:p>1681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15">
                <text:p>7615</text:p>
              </table:table-cell>
              <table:table-cell office:value-type="float" office:value="12370">
                <text:p>12370</text:p>
              </table:table-cell>
              <table:table-cell office:value-type="float" office:value="17527">
                <text:p>1752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606">
                <text:p>7606</text:p>
              </table:table-cell>
              <table:table-cell office:value-type="float" office:value="11995">
                <text:p>11995</text:p>
              </table:table-cell>
              <table:table-cell office:value-type="float" office:value="16938">
                <text:p>1693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679">
                <text:p>11679</text:p>
              </table:table-cell>
              <table:table-cell office:value-type="float" office:value="18670">
                <text:p>1867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560">
                <text:p>8560</text:p>
              </table:table-cell>
              <table:table-cell office:value-type="float" office:value="11781">
                <text:p>11781</text:p>
              </table:table-cell>
              <table:table-cell office:value-type="float" office:value="17561">
                <text:p>1756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690">
                <text:p>8690</text:p>
              </table:table-cell>
              <table:table-cell office:value-type="float" office:value="11912">
                <text:p>11912</text:p>
              </table:table-cell>
              <table:table-cell office:value-type="float" office:value="17025">
                <text:p>170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618">
                <text:p>7618</text:p>
              </table:table-cell>
              <table:table-cell office:value-type="float" office:value="11671">
                <text:p>11671</text:p>
              </table:table-cell>
              <table:table-cell office:value-type="float" office:value="16444">
                <text:p>1644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6344">
                <text:p>6344</text:p>
              </table:table-cell>
              <table:table-cell office:value-type="float" office:value="11234">
                <text:p>11234</text:p>
              </table:table-cell>
              <table:table-cell office:value-type="float" office:value="17855">
                <text:p>1785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5850">
                <text:p>5850</text:p>
              </table:table-cell>
              <table:table-cell office:value-type="float" office:value="11332">
                <text:p>11332</text:p>
              </table:table-cell>
              <table:table-cell office:value-type="float" office:value="17043">
                <text:p>1704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6942">
                <text:p>6942</text:p>
              </table:table-cell>
              <table:table-cell office:value-type="float" office:value="10926">
                <text:p>10926</text:p>
              </table:table-cell>
              <table:table-cell office:value-type="float" office:value="15826">
                <text:p>1582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344">
                <text:p>6344</text:p>
              </table:table-cell>
              <table:table-cell office:value-type="float" office:value="9729">
                <text:p>9729</text:p>
              </table:table-cell>
              <table:table-cell office:value-type="float" office:value="15982">
                <text:p>1598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5850">
                <text:p>5850</text:p>
              </table:table-cell>
              <table:table-cell office:value-type="float" office:value="10155">
                <text:p>10155</text:p>
              </table:table-cell>
              <table:table-cell office:value-type="float" office:value="17308">
                <text:p>1730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6744">
                <text:p>6744</text:p>
              </table:table-cell>
              <table:table-cell office:value-type="float" office:value="9840">
                <text:p>9840</text:p>
              </table:table-cell>
              <table:table-cell office:value-type="float" office:value="16609">
                <text:p>16609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310">
                <text:p>7310</text:p>
              </table:table-cell>
              <table:table-cell office:value-type="float" office:value="9996">
                <text:p>9996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6468">
                <text:p>6468</text:p>
              </table:table-cell>
              <table:table-cell office:value-type="float" office:value="9344">
                <text:p>9344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6240">
                <text:p>6240</text:p>
              </table:table-cell>
              <table:table-cell office:value-type="float" office:value="9210">
                <text:p>9210</text:p>
              </table:table-cell>
              <table:table-cell office:value-type="float" office:value="14736">
                <text:p>1473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6426">
                <text:p>6426</text:p>
              </table:table-cell>
              <table:table-cell office:value-type="float" office:value="9273">
                <text:p>9273</text:p>
              </table:table-cell>
              <table:table-cell office:value-type="float" office:value="14688">
                <text:p>1468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5712">
                <text:p>5712</text:p>
              </table:table-cell>
              <table:table-cell office:value-type="float" office:value="9312">
                <text:p>931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5376">
                <text:p>5376</text:p>
              </table:table-cell>
              <table:table-cell office:value-type="float" office:value="8976">
                <text:p>8976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6048">
                <text:p>6048</text:p>
              </table:table-cell>
              <table:table-cell office:value-type="float" office:value="9225">
                <text:p>9225</text:p>
              </table:table-cell>
              <table:table-cell office:value-type="float" office:value="14736">
                <text:p>1473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552">
                <text:p>6552</text:p>
              </table:table-cell>
              <table:table-cell office:value-type="float" office:value="9729">
                <text:p>9729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6384">
                <text:p>6384</text:p>
              </table:table-cell>
              <table:table-cell office:value-type="float" office:value="9285">
                <text:p>9285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6144">
                <text:p>6144</text:p>
              </table:table-cell>
              <table:table-cell office:value-type="float" office:value="9225">
                <text:p>9225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6912">
                <text:p>6912</text:p>
              </table:table-cell>
              <table:table-cell office:value-type="float" office:value="9729">
                <text:p>9729</text:p>
              </table:table-cell>
              <table:table-cell office:value-type="float" office:value="15888">
                <text:p>1588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6237">
                <text:p>6237</text:p>
              </table:table-cell>
              <table:table-cell office:value-type="float" office:value="9360">
                <text:p>9360</text:p>
              </table:table-cell>
              <table:table-cell office:value-type="float" office:value="14976">
                <text:p>14976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5922">
                <text:p>5922</text:p>
              </table:table-cell>
              <table:table-cell office:value-type="float" office:value="9120">
                <text:p>9120</text:p>
              </table:table-cell>
              <table:table-cell office:value-type="float" office:value="14592">
                <text:p>145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7200">
                <text:p>7200</text:p>
              </table:table-cell>
              <table:table-cell office:value-type="float" office:value="9960">
                <text:p>9960</text:p>
              </table:table-cell>
              <table:table-cell office:value-type="float" office:value="16486">
                <text:p>1648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5880">
                <text:p>5880</text:p>
              </table:table-cell>
              <table:table-cell office:value-type="float" office:value="9913">
                <text:p>9913</text:p>
              </table:table-cell>
              <table:table-cell office:value-type="float" office:value="15888">
                <text:p>1588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5588">
                <text:p>5588</text:p>
              </table:table-cell>
              <table:table-cell office:value-type="float" office:value="9285">
                <text:p>9285</text:p>
              </table:table-cell>
              <table:table-cell office:value-type="float" office:value="14256">
                <text:p>1425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6576">
                <text:p>6576</text:p>
              </table:table-cell>
              <table:table-cell office:value-type="float" office:value="9683">
                <text:p>9683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647">
                <text:p>6647</text:p>
              </table:table-cell>
              <table:table-cell office:value-type="float" office:value="10124">
                <text:p>10124</text:p>
              </table:table-cell>
              <table:table-cell office:value-type="float" office:value="16837">
                <text:p>16837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6286">
                <text:p>6286</text:p>
              </table:table-cell>
              <table:table-cell office:value-type="float" office:value="9573">
                <text:p>9573</text:p>
              </table:table-cell>
              <table:table-cell office:value-type="float" office:value="15921">
                <text:p>1592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6136">
                <text:p>6136</text:p>
              </table:table-cell>
              <table:table-cell office:value-type="float" office:value="9306">
                <text:p>9306</text:p>
              </table:table-cell>
              <table:table-cell office:value-type="float" office:value="15543">
                <text:p>1554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5877">
                <text:p>5877</text:p>
              </table:table-cell>
              <table:table-cell office:value-type="float" office:value="10520">
                <text:p>10520</text:p>
              </table:table-cell>
              <table:table-cell office:value-type="float" office:value="19016">
                <text:p>1901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5617">
                <text:p>5617</text:p>
              </table:table-cell>
              <table:table-cell office:value-type="float" office:value="12757">
                <text:p>12757</text:p>
              </table:table-cell>
              <table:table-cell office:value-type="float" office:value="23883">
                <text:p>238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5369">
                <text:p>5369</text:p>
              </table:table-cell>
              <table:table-cell office:value-type="float" office:value="12983">
                <text:p>12983</text:p>
              </table:table-cell>
              <table:table-cell office:value-type="float" office:value="26272">
                <text:p>2627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5131">
                <text:p>5131</text:p>
              </table:table-cell>
              <table:table-cell office:value-type="float" office:value="13653">
                <text:p>13653</text:p>
              </table:table-cell>
              <table:table-cell office:value-type="float" office:value="28900">
                <text:p>28900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4904">
                <text:p>4904</text:p>
              </table:table-cell>
              <table:table-cell office:value-type="float" office:value="14541">
                <text:p>14541</text:p>
              </table:table-cell>
              <table:table-cell office:value-type="float" office:value="31790">
                <text:p>3179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4687">
                <text:p>4687</text:p>
              </table:table-cell>
              <table:table-cell office:value-type="float" office:value="15258">
                <text:p>15258</text:p>
              </table:table-cell>
              <table:table-cell office:value-type="float" office:value="34970">
                <text:p>3497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4480">
                <text:p>4480</text:p>
              </table:table-cell>
              <table:table-cell office:value-type="float" office:value="16148">
                <text:p>16148</text:p>
              </table:table-cell>
              <table:table-cell office:value-type="float" office:value="38468">
                <text:p>38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91.5">
                <text:p>3791.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91.33333333333">
                <text:p>3791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4cm" svg:y="1.404cm" svg:width="30.905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8225">
                <text:p>10.822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2cm" svg:y="1.352cm" svg:width="31.36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2232232976659">
                <text:p>0.84223223297665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0.802105254707036">
                <text:p>0.80210525470703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1149056975235">
                <text:p>0.871149056975235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23958254491449">
                <text:p>0.82395825449144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4112846943647">
                <text:p>0.90411284694364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208406318637">
                <text:p>0.9820840631863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93267785098606">
                <text:p>0.99326778509860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90128539904367">
                <text:p>0.7901285399043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80138204614218">
                <text:p>0.98013820461421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2456603045951">
                <text:p>0.9245660304595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6605978075268">
                <text:p>0.96660597807526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8182979607314">
                <text:p>0.98818297960731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829165699285">
                <text:p>0.988291656992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.00489870238569">
                <text:p>1.0048987023856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7409674572471">
                <text:p>0.97740967457247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.00185018939286">
                <text:p>1.0018501893928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8093879622406">
                <text:p>0.9809387962240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25127114113202">
                <text:p>0.92512711411320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6108147688152">
                <text:p>0.9610814768815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1110935874105">
                <text:p>1.0111093587410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51146608687011">
                <text:p>0.95114660868701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5127114113202">
                <text:p>0.92512711411320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21416770995777">
                <text:p>0.92141677099577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0472921575921">
                <text:p>1.0047292157592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30391485453408">
                <text:p>0.93039148545340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35559121643014">
                <text:p>0.93555912164301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42628355254543">
                <text:p>0.94262835525454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0306887729132">
                <text:p>0.94030688772913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366111660348">
                <text:p>0.9333661116603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50949544601424">
                <text:p>0.950949544601424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674517058796">
                <text:p>0.9767451705879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9810413819614">
                <text:p>0.91981041381961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2225129677574">
                <text:p>0.95222512967757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40808753392786">
                <text:p>0.94080875339278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6433037362727">
                <text:p>0.99643303736272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34258836934248">
                <text:p>0.93425883693424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917248336421">
                <text:p>0.9591724833642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0964136872908">
                <text:p>0.970964136872908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08738431414811">
                <text:p>0.90873843141481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31880457511457">
                <text:p>0.93188045751145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.05786019073125">
                <text:p>1.0578601907312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7345296867432">
                <text:p>0.96734529686743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7252224506641">
                <text:p>0.97725222450664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613265852119">
                <text:p>1.04613265852119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6914997397346">
                <text:p>1.0691499739734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942275432257">
                <text:p>1.0594227543225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26902120228">
                <text:p>1.0862690212022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4107904324606">
                <text:p>1.0410790432460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3980686369723">
                <text:p>0.9398068636972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3186013177406">
                <text:p>0.931860131774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293933771145">
                <text:p>1.0929393377114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439309788805">
                <text:p>1.043930978880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40121361859753">
                <text:p>0.94012136185975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5788227802648">
                <text:p>0.9578822780264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16406275483574">
                <text:p>0.91640627548357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65961238662132">
                <text:p>0.96596123866213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88783046259265">
                <text:p>0.98878304625926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015703084383">
                <text:p>1.0401570308438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2344135870873">
                <text:p>1.0234413587087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98496925225257">
                <text:p>0.99849692522525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2348329949384">
                <text:p>1.02348329949384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141433670434">
                <text:p>1.0214143367043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327219176321">
                <text:p>1.0332721917632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1700888138407">
                <text:p>1.0170088813840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2141433670434">
                <text:p>1.0214143367043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327219176321">
                <text:p>1.0332721917632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87405290772929">
                <text:p>0.98740529077292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144245855696">
                <text:p>1.014424585569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3813780272319">
                <text:p>1.03813780272319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97970497036515">
                <text:p>0.99797049703651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3164090480242">
                <text:p>0.9316409048024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4802429795348">
                <text:p>1.0480242979534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67500878185958">
                <text:p>0.96750087818595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27616149370369">
                <text:p>1.2761614937036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6376165641952">
                <text:p>1.1637616564195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20769483762957">
                <text:p>1.20769483762957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8835566765949">
                <text:p>1.1883556676594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28318852167217">
                <text:p>1.2831885216721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676.75">
                <text:p>15676.7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8765.6666666667">
                <text:p>18765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